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 fo:margin-right="-0.4437in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P24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1" style:family="table-column">
      <style:table-column-properties style:column-width="2.9527in"/>
    </style:style>
    <style:style style:name="TableColumn32" style:family="table-column">
      <style:table-column-properties style:column-width="1.7722in"/>
    </style:style>
    <style:style style:name="TableColumn33" style:family="table-column">
      <style:table-column-properties style:column-width="1.968in"/>
    </style:style>
    <style:style style:name="Table30" style:family="table">
      <style:table-properties style:width="6.693in" style:rel-width="100%" fo:margin-left="0in" table:align="left"/>
    </style:style>
    <style:style style:name="TableRow34" style:family="table-row">
      <style:table-row-properties style:min-row-height="0.4263in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6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Row41" style:family="table-row">
      <style:table-row-properties style:min-row-height="0.4263in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1" style:parent-style-name="Обычный" style:family="paragraph">
      <style:paragraph-properties fo:text-align="center" fo:line-height="150%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4" style:parent-style-name="Обычный" style:family="paragraph">
      <style:paragraph-properties fo:text-align="justify" fo:line-height="150%" fo:text-indent="0.4923in"/>
    </style:style>
    <style:style style:name="T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6" style:parent-style-name="Обычный" style:family="paragraph">
      <style:paragraph-properties fo:text-align="justify" fo:line-height="150%"/>
    </style:style>
    <style:style style:name="T5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" style:parent-style-name="Обычный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1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7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76" style:parent-style-name="Обычный" style:family="paragraph">
      <style:paragraph-properties fo:text-align="justify" fo:line-height="150%" fo:margin-left="0.4923in">
        <style:tab-stops/>
      </style:paragraph-properties>
      <style:text-properties fo:font-size="14pt" style:font-size-asian="14pt" style:font-size-complex="14pt"/>
    </style:style>
    <style:style style:name="P77" style:parent-style-name="Обычный" style:family="paragraph">
      <style:paragraph-properties fo:text-align="justify" fo:line-height="150%" fo:margin-left="0.4923in">
        <style:tab-stops/>
      </style:paragraph-properties>
      <style:text-properties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9" style:parent-style-name="Обычный" style:family="paragraph">
      <style:paragraph-properties fo:line-height="150%" fo:text-indent="0.4923in"/>
      <style:text-properties fo:font-size="14pt" style:font-size-asian="14pt" style:font-size-complex="14pt"/>
    </style:style>
    <style:style style:name="P80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olumn82" style:family="table-column">
      <style:table-column-properties style:column-width="1.9736in" style:use-optimal-column-width="false"/>
    </style:style>
    <style:style style:name="TableColumn83" style:family="table-column">
      <style:table-column-properties style:column-width="4.1354in" style:use-optimal-column-width="false"/>
    </style:style>
    <style:style style:name="Table81" style:family="table">
      <style:table-properties style:width="6.109in" fo:margin-left="0.0819in" table:align="left"/>
    </style:style>
    <style:style style:name="TableRow84" style:family="table-row">
      <style:table-row-properties style:min-row-height="0.3659in" style:use-optimal-row-height="false"/>
    </style:style>
    <style:style style:name="TableCell85" style:family="table-cell">
      <style:table-cell-properties fo:border="0.0034in solid #000000" style:writing-mode="lr-tb" fo:padding-top="0in" fo:padding-left="0in" fo:padding-bottom="0in" fo:padding-right="0in"/>
    </style:style>
    <style:style style:name="P86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Cell87" style:family="table-cell">
      <style:table-cell-properties fo:border="0.0034in solid #000000" style:writing-mode="lr-tb" fo:padding-top="0in" fo:padding-left="0in" fo:padding-bottom="0in" fo:padding-right="0in"/>
    </style:style>
    <style:style style:name="P88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Row89" style:family="table-row">
      <style:table-row-properties style:min-row-height="1.2194in" style:use-optimal-row-height="false"/>
    </style:style>
    <style:style style:name="TableCell90" style:family="table-cell">
      <style:table-cell-properties fo:border="0.0034in solid #000000" style:writing-mode="lr-tb" fo:padding-top="0in" fo:padding-left="0in" fo:padding-bottom="0in" fo:padding-right="0in"/>
    </style:style>
    <style:style style:name="P91" style:parent-style-name="Обычный" style:family="paragraph">
      <style:paragraph-properties fo:widows="0" fo:orphans="0" style:text-autospace="none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Обычный" style:family="paragraph">
      <style:paragraph-properties fo:widows="0" fo:orphans="0" style:text-autospace="none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Обычный" style:family="paragraph">
      <style:paragraph-properties fo:widows="0" fo:orphans="0" style:text-autospace="none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P97" style:parent-style-name="Обычный" style:family="paragraph">
      <style:paragraph-properties fo:widows="0" fo:orphans="0" style:text-autospace="none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Обычный" style:family="paragraph">
      <style:paragraph-properties fo:widows="0" fo:orphans="0" style:text-autospace="none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P101" style:parent-style-name="Обычный" style:family="paragraph">
      <style:paragraph-properties fo:widows="0" fo:orphans="0" style:text-autospace="none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Обычный" style:family="paragraph">
      <style:paragraph-properties fo:widows="0" fo:orphans="0" style:text-autospace="none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Обычный" style:family="paragraph">
      <style:paragraph-properties fo:widows="0" fo:orphans="0" style:text-autospace="none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ableCell107" style:family="table-cell">
      <style:table-cell-properties fo:border="0.0034in solid #000000" style:writing-mode="lr-tb" fo:padding-top="0in" fo:padding-left="0in" fo:padding-bottom="0in" fo:padding-right="0in"/>
    </style:style>
    <style:style style:name="P108" style:parent-style-name="Обычный" style:family="paragraph">
      <style:paragraph-properties fo:widows="0" fo:orphans="0" style:text-autospace="none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P110" style:parent-style-name="Обычный" style:family="paragraph">
      <style:paragraph-properties fo:widows="0" fo:orphans="0" style:text-autospace="none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P112" style:parent-style-name="Обычный" style:family="paragraph">
      <style:paragraph-properties fo:widows="0" fo:orphans="0" style:text-autospace="none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P114" style:parent-style-name="Обычный" style:family="paragraph">
      <style:paragraph-properties fo:widows="0" fo:orphans="0" style:text-autospace="none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P116" style:parent-style-name="Обычный" style:family="paragraph">
      <style:paragraph-properties fo:widows="0" fo:orphans="0" style:text-autospace="none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P118" style:parent-style-name="Обычный" style:family="paragraph">
      <style:paragraph-properties fo:widows="0" fo:orphans="0" style:text-autospace="none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P120" style:parent-style-name="Обычный" style:family="paragraph">
      <style:paragraph-properties fo:widows="0" fo:orphans="0" style:text-autospace="none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Обычный" style:family="paragraph">
      <style:paragraph-properties fo:widows="0" fo:orphans="0" style:text-autospace="none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ableRow124" style:family="table-row">
      <style:table-row-properties style:min-row-height="0.9368in" style:use-optimal-row-height="false"/>
    </style:style>
    <style:style style:name="TableCell125" style:family="table-cell">
      <style:table-cell-properties fo:border="0.0034in solid #000000" style:writing-mode="lr-tb" fo:padding-top="0in" fo:padding-left="0in" fo:padding-bottom="0in" fo:padding-right="0in"/>
    </style:style>
    <style:style style:name="P126" style:parent-style-name="Обычный" style:family="paragraph">
      <style:paragraph-properties fo:widows="0" fo:orphans="0" style:text-autospace="none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Обычный" style:family="paragraph">
      <style:paragraph-properties fo:widows="0" fo:orphans="0" style:text-autospace="none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P130" style:parent-style-name="Обычный" style:family="paragraph">
      <style:paragraph-properties fo:widows="0" fo:orphans="0" style:text-autospace="none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Обычный" style:family="paragraph">
      <style:paragraph-properties fo:widows="0" fo:orphans="0" style:text-autospace="none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P134" style:parent-style-name="Обычный" style:family="paragraph">
      <style:paragraph-properties fo:widows="0" fo:orphans="0" style:text-autospace="none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P136" style:parent-style-name="Обычный" style:family="paragraph">
      <style:paragraph-properties fo:widows="0" fo:orphans="0" style:text-autospace="none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Обычный" style:family="paragraph">
      <style:paragraph-properties fo:widows="0" fo:orphans="0" style:text-autospace="none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ableCell140" style:family="table-cell">
      <style:table-cell-properties fo:border="0.0034in solid #000000" style:writing-mode="lr-tb" fo:padding-top="0in" fo:padding-left="0in" fo:padding-bottom="0in" fo:padding-right="0in"/>
    </style:style>
    <style:style style:name="P141" style:parent-style-name="Обычный" style:family="paragraph">
      <style:paragraph-properties fo:widows="0" fo:orphans="0" style:text-autospace="none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P143" style:parent-style-name="Обычный" style:family="paragraph">
      <style:paragraph-properties fo:widows="0" fo:orphans="0" style:text-autospace="none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Обычный" style:family="paragraph">
      <style:paragraph-properties fo:widows="0" fo:orphans="0" style:text-autospace="none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P147" style:parent-style-name="Обычный" style:family="paragraph">
      <style:paragraph-properties fo:widows="0" fo:orphans="0" style:text-autospace="none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P149" style:parent-style-name="Обычный" style:family="paragraph">
      <style:paragraph-properties fo:widows="0" fo:orphans="0" style:text-autospace="none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P151" style:parent-style-name="Обычный" style:family="paragraph">
      <style:paragraph-properties fo:widows="0" fo:orphans="0" style:text-autospace="none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P153" style:parent-style-name="Обычный" style:family="paragraph">
      <style:paragraph-properties fo:widows="0" fo:orphans="0" style:text-autospace="none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ableRow155" style:family="table-row">
      <style:table-row-properties style:min-row-height="1.2229in" style:use-optimal-row-height="false"/>
    </style:style>
    <style:style style:name="TableCell156" style:family="table-cell">
      <style:table-cell-properties fo:border="0.0034in solid #000000" style:writing-mode="lr-tb" fo:padding-top="0in" fo:padding-left="0in" fo:padding-bottom="0in" fo:padding-right="0in"/>
    </style:style>
    <style:style style:name="P157" style:parent-style-name="Обычный" style:family="paragraph">
      <style:paragraph-properties fo:widows="0" fo:orphans="0" style:text-autospace="none"/>
    </style:style>
    <style:style style:name="P158" style:parent-style-name="Обычный" style:family="paragraph">
      <style:paragraph-properties fo:widows="0" fo:orphans="0" style:text-autospace="none"/>
    </style:style>
    <style:style style:name="P159" style:parent-style-name="Обычный" style:family="paragraph">
      <style:paragraph-properties fo:widows="0" fo:orphans="0" style:text-autospace="none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P161" style:parent-style-name="Обычный" style:family="paragraph">
      <style:paragraph-properties fo:widows="0" fo:orphans="0" style:text-autospace="none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P163" style:parent-style-name="Обычный" style:family="paragraph">
      <style:paragraph-properties fo:widows="0" fo:orphans="0" style:text-autospace="none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P165" style:parent-style-name="Обычный" style:family="paragraph">
      <style:paragraph-properties fo:widows="0" fo:orphans="0" style:text-autospace="none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ableCell167" style:family="table-cell">
      <style:table-cell-properties fo:border="0.0034in solid #000000" style:writing-mode="lr-tb" fo:padding-top="0in" fo:padding-left="0in" fo:padding-bottom="0in" fo:padding-right="0in"/>
    </style:style>
    <style:style style:name="P168" style:parent-style-name="Обычный" style:family="paragraph">
      <style:paragraph-properties fo:widows="0" fo:orphans="0" style:text-autospace="none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P170" style:parent-style-name="Обычный" style:family="paragraph">
      <style:paragraph-properties fo:widows="0" fo:orphans="0" style:text-autospace="none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P172" style:parent-style-name="Обычный" style:family="paragraph">
      <style:paragraph-properties fo:widows="0" fo:orphans="0" style:text-autospace="none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P174" style:parent-style-name="Обычный" style:family="paragraph">
      <style:paragraph-properties fo:widows="0" fo:orphans="0" style:text-autospace="none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P176" style:parent-style-name="Обычный" style:family="paragraph">
      <style:paragraph-properties fo:widows="0" fo:orphans="0" style:text-autospace="none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P178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179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81" style:parent-style-name="Обычный" style:family="paragraph">
      <style:paragraph-properties fo:break-before="page" fo:text-align="center" fo:line-height="150%"/>
    </style:style>
    <style:style style:name="T182" style:parent-style-name="Названиекниги" style:family="text">
      <style:text-properties fo:text-transform="uppercase" fo:font-size="14pt" style:font-size-asian="14pt" style:font-size-complex="14pt"/>
    </style:style>
    <style:style style:name="P183" style:parent-style-name="Обычный" style:family="paragraph">
      <style:paragraph-properties fo:text-align="center" fo:line-height="150%"/>
    </style:style>
    <style:style style:name="T184" style:parent-style-name="Названиекниги" style:family="text">
      <style:text-properties fo:text-transform="uppercase" fo:font-size="14pt" style:font-size-asian="14pt" style:font-size-complex="14pt"/>
    </style:style>
    <style:style style:name="P18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8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187" style:parent-style-name="Обычный" style:family="paragraph">
      <style:paragraph-properties fo:text-align="justify" fo:line-height="150%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P189" style:parent-style-name="Обычный" style:family="paragraph">
      <style:paragraph-properties fo:text-align="justify" fo:line-height="150%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P191" style:parent-style-name="Обычный" style:family="paragraph">
      <style:paragraph-properties fo:text-align="justify" fo:line-height="150%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Обычный" style:family="paragraph">
      <style:paragraph-properties fo:text-align="justify" fo:line-height="150%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P195" style:parent-style-name="Обычный" style:family="paragraph">
      <style:paragraph-properties fo:text-align="justify" fo:line-height="150%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P197" style:parent-style-name="Обычный" style:family="paragraph">
      <style:paragraph-properties fo:text-align="justify" fo:line-height="150%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P199" style:parent-style-name="Обычный" style:family="paragraph">
      <style:paragraph-properties fo:text-align="justify" fo:line-height="150%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P201" style:parent-style-name="Обычный" style:family="paragraph">
      <style:paragraph-properties fo:text-align="justify" fo:line-height="150%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P203" style:parent-style-name="Обычный" style:family="paragraph">
      <style:paragraph-properties fo:text-align="justify" fo:line-height="150%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P205" style:parent-style-name="Обычный" style:family="paragraph">
      <style:paragraph-properties fo:text-align="justify" fo:line-height="150%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P207" style:parent-style-name="Обычный" style:family="paragraph">
      <style:paragraph-properties fo:text-align="justify" fo:line-height="150%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P209" style:parent-style-name="Обычный" style:family="paragraph">
      <style:paragraph-properties fo:text-align="justify" fo:line-height="150%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P211" style:parent-style-name="Обычный" style:family="paragraph">
      <style:paragraph-properties fo:text-align="justify" fo:line-height="150%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P213" style:parent-style-name="Обычный" style:family="paragraph">
      <style:paragraph-properties fo:text-align="justify" fo:line-height="150%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P215" style:parent-style-name="Обычный" style:family="paragraph">
      <style:paragraph-properties fo:text-align="justify" fo:line-height="150%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P217" style:parent-style-name="Обычный" style:family="paragraph">
      <style:paragraph-properties fo:text-align="justify" fo:line-height="150%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P219" style:parent-style-name="Обычный" style:family="paragraph">
      <style:paragraph-properties fo:text-align="justify" fo:line-height="150%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P221" style:parent-style-name="Обычный" style:family="paragraph">
      <style:paragraph-properties fo:text-align="justify" fo:line-height="150%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P223" style:parent-style-name="Обычный" style:family="paragraph">
      <style:paragraph-properties fo:text-align="justify" fo:line-height="150%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P225" style:parent-style-name="Обычный" style:family="paragraph">
      <style:paragraph-properties fo:text-align="justify" fo:line-height="150%"/>
    </style:style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P227" style:parent-style-name="Обычный" style:family="paragraph">
      <style:paragraph-properties fo:text-align="justify" fo:line-height="150%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P229" style:parent-style-name="Обычный" style:family="paragraph">
      <style:paragraph-properties fo:text-align="justify" fo:line-height="150%"/>
    </style:style>
    <style:style style:name="T230" style:parent-style-name="Основнойшрифтабзаца" style:family="text">
      <style:text-properties fo:font-size="14pt" style:font-size-asian="14pt" style:font-size-complex="14pt"/>
    </style:style>
    <style:style style:name="P231" style:parent-style-name="Обычный" style:family="paragraph">
      <style:paragraph-properties fo:text-align="justify" fo:line-height="150%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P233" style:parent-style-name="Обычный" style:family="paragraph">
      <style:paragraph-properties fo:text-align="justify" fo:line-height="150%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P235" style:parent-style-name="Обычный" style:family="paragraph">
      <style:paragraph-properties fo:text-align="justify" fo:line-height="150%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P237" style:parent-style-name="Обычный" style:family="paragraph">
      <style:paragraph-properties fo:text-align="justify" fo:line-height="150%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P239" style:parent-style-name="Обычный" style:family="paragraph">
      <style:paragraph-properties fo:text-align="justify" fo:line-height="150%"/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P241" style:parent-style-name="Обычный" style:family="paragraph">
      <style:paragraph-properties fo:text-align="justify" fo:line-height="150%"/>
    </style:style>
    <style:style style:name="T242" style:parent-style-name="Основнойшрифтабзаца" style:family="text">
      <style:text-properties fo:font-size="14pt" style:font-size-asian="14pt" style:font-size-complex="14pt"/>
    </style:style>
    <style:style style:name="P243" style:parent-style-name="Обычный" style:family="paragraph">
      <style:paragraph-properties fo:text-align="justify" fo:line-height="150%"/>
    </style:style>
    <style:style style:name="T244" style:parent-style-name="Основнойшрифтабзаца" style:family="text">
      <style:text-properties fo:font-size="14pt" style:font-size-asian="14pt" style:font-size-complex="14pt"/>
    </style:style>
    <style:style style:name="P245" style:parent-style-name="Обычный" style:family="paragraph">
      <style:paragraph-properties fo:text-align="justify" fo:line-height="150%"/>
    </style:style>
    <style:style style:name="T246" style:parent-style-name="Основнойшрифтабзаца" style:family="text">
      <style:text-properties fo:font-size="14pt" style:font-size-asian="14pt" style:font-size-complex="14pt"/>
    </style:style>
    <style:style style:name="P247" style:parent-style-name="Обычный" style:family="paragraph">
      <style:paragraph-properties fo:text-align="justify" fo:line-height="150%"/>
    </style:style>
    <style:style style:name="T248" style:parent-style-name="Основнойшрифтабзаца" style:family="text">
      <style:text-properties fo:font-size="14pt" style:font-size-asian="14pt" style:font-size-complex="14pt"/>
    </style:style>
    <style:style style:name="P249" style:parent-style-name="Обычный" style:family="paragraph">
      <style:paragraph-properties fo:text-align="justify" fo:line-height="150%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P251" style:parent-style-name="Обычный" style:family="paragraph">
      <style:paragraph-properties fo:text-align="justify" fo:line-height="150%"/>
    </style:style>
    <style:style style:name="T252" style:parent-style-name="Основнойшрифтабзаца" style:family="text">
      <style:text-properties fo:font-size="14pt" style:font-size-asian="14pt" style:font-size-complex="14pt"/>
    </style:style>
    <style:style style:name="P253" style:parent-style-name="Обычный" style:family="paragraph">
      <style:paragraph-properties fo:text-align="justify" fo:line-height="150%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P255" style:parent-style-name="Обычный" style:family="paragraph">
      <style:paragraph-properties fo:text-align="justify" fo:line-height="150%"/>
    </style:style>
    <style:style style:name="T256" style:parent-style-name="Основнойшрифтабзаца" style:family="text">
      <style:text-properties fo:font-size="14pt" style:font-size-asian="14pt" style:font-size-complex="14pt"/>
    </style:style>
    <style:style style:name="P257" style:parent-style-name="Обычный" style:family="paragraph">
      <style:paragraph-properties fo:text-align="justify" fo:line-height="150%"/>
    </style:style>
    <style:style style:name="T258" style:parent-style-name="Основнойшрифтабзаца" style:family="text">
      <style:text-properties fo:font-size="14pt" style:font-size-asian="14pt" style:font-size-complex="14pt"/>
    </style:style>
    <style:style style:name="P259" style:parent-style-name="Обычный" style:family="paragraph">
      <style:paragraph-properties fo:text-align="justify" fo:line-height="150%"/>
    </style:style>
    <style:style style:name="T260" style:parent-style-name="Основнойшрифтабзаца" style:family="text">
      <style:text-properties fo:font-size="14pt" style:font-size-asian="14pt" style:font-size-complex="14pt"/>
    </style:style>
    <style:style style:name="P261" style:parent-style-name="Обычный" style:family="paragraph">
      <style:paragraph-properties fo:text-align="justify" fo:line-height="150%"/>
    </style:style>
    <style:style style:name="T262" style:parent-style-name="Основнойшрифтабзаца" style:family="text">
      <style:text-properties fo:font-size="14pt" style:font-size-asian="14pt" style:font-size-complex="14pt"/>
    </style:style>
    <style:style style:name="P263" style:parent-style-name="Обычный" style:family="paragraph">
      <style:paragraph-properties fo:text-align="justify" fo:line-height="150%"/>
    </style:style>
    <style:style style:name="T264" style:parent-style-name="Основнойшрифтабзаца" style:family="text">
      <style:text-properties fo:font-size="14pt" style:font-size-asian="14pt" style:font-size-complex="14pt"/>
    </style:style>
    <style:style style:name="P265" style:parent-style-name="Обычный" style:family="paragraph">
      <style:paragraph-properties fo:text-align="justify" fo:line-height="150%"/>
    </style:style>
    <style:style style:name="T266" style:parent-style-name="Основнойшрифтабзаца" style:family="text">
      <style:text-properties fo:font-size="14pt" style:font-size-asian="14pt" style:font-size-complex="14pt"/>
    </style:style>
    <style:style style:name="P267" style:parent-style-name="Обычный" style:family="paragraph">
      <style:paragraph-properties fo:text-align="justify" fo:line-height="150%"/>
    </style:style>
    <style:style style:name="T268" style:parent-style-name="Основнойшрифтабзаца" style:family="text">
      <style:text-properties fo:font-size="14pt" style:font-size-asian="14pt" style:font-size-complex="14pt"/>
    </style:style>
    <style:style style:name="P269" style:parent-style-name="Обычный" style:family="paragraph">
      <style:paragraph-properties fo:text-align="justify" fo:line-height="150%"/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P271" style:parent-style-name="Обычный" style:family="paragraph">
      <style:paragraph-properties fo:text-align="justify" fo:line-height="150%"/>
    </style:style>
    <style:style style:name="T272" style:parent-style-name="Основнойшрифтабзаца" style:family="text">
      <style:text-properties fo:font-size="14pt" style:font-size-asian="14pt" style:font-size-complex="14pt"/>
    </style:style>
    <style:style style:name="P273" style:parent-style-name="Обычный" style:family="paragraph">
      <style:paragraph-properties fo:text-align="justify" fo:line-height="150%"/>
    </style:style>
    <style:style style:name="T274" style:parent-style-name="Основнойшрифтабзаца" style:family="text">
      <style:text-properties fo:font-size="14pt" style:font-size-asian="14pt" style:font-size-complex="14pt"/>
    </style:style>
    <style:style style:name="P275" style:parent-style-name="Обычный" style:family="paragraph">
      <style:paragraph-properties fo:text-align="justify" fo:line-height="150%"/>
    </style:style>
    <style:style style:name="T276" style:parent-style-name="Основнойшрифтабзаца" style:family="text">
      <style:text-properties fo:font-size="14pt" style:font-size-asian="14pt" style:font-size-complex="14pt"/>
    </style:style>
    <style:style style:name="P277" style:parent-style-name="Обычный" style:family="paragraph">
      <style:paragraph-properties fo:text-align="justify" fo:line-height="150%"/>
    </style:style>
    <style:style style:name="T278" style:parent-style-name="Основнойшрифтабзаца" style:family="text">
      <style:text-properties fo:font-size="14pt" style:font-size-asian="14pt" style:font-size-complex="14pt"/>
    </style:style>
    <style:style style:name="P279" style:parent-style-name="Обычный" style:family="paragraph">
      <style:paragraph-properties fo:text-align="justify" fo:line-height="150%"/>
    </style:style>
    <style:style style:name="T280" style:parent-style-name="Основнойшрифтабзаца" style:family="text">
      <style:text-properties fo:font-size="14pt" style:font-size-asian="14pt" style:font-size-complex="14pt"/>
    </style:style>
    <style:style style:name="P281" style:parent-style-name="Обычный" style:family="paragraph">
      <style:paragraph-properties fo:text-align="justify" fo:line-height="150%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P283" style:parent-style-name="Обычный" style:family="paragraph">
      <style:paragraph-properties fo:text-align="justify" fo:line-height="150%"/>
    </style:style>
    <style:style style:name="T284" style:parent-style-name="Основнойшрифтабзаца" style:family="text">
      <style:text-properties fo:font-size="14pt" style:font-size-asian="14pt" style:font-size-complex="14pt"/>
    </style:style>
    <style:style style:name="P285" style:parent-style-name="Обычный" style:family="paragraph">
      <style:paragraph-properties fo:text-align="justify" fo:line-height="150%"/>
    </style:style>
    <style:style style:name="T286" style:parent-style-name="Основнойшрифтабзаца" style:family="text">
      <style:text-properties fo:font-size="14pt" style:font-size-asian="14pt" style:font-size-complex="14pt"/>
    </style:style>
    <style:style style:name="P287" style:parent-style-name="Обычный" style:family="paragraph">
      <style:paragraph-properties fo:text-align="justify" fo:line-height="150%"/>
    </style:style>
    <style:style style:name="T288" style:parent-style-name="Основнойшрифтабзаца" style:family="text">
      <style:text-properties fo:font-size="14pt" style:font-size-asian="14pt" style:font-size-complex="14pt"/>
    </style:style>
    <style:style style:name="P289" style:parent-style-name="Обычный" style:family="paragraph">
      <style:paragraph-properties fo:text-align="justify" fo:line-height="150%"/>
    </style:style>
    <style:style style:name="T290" style:parent-style-name="Основнойшрифтабзаца" style:family="text">
      <style:text-properties fo:font-size="14pt" style:font-size-asian="14pt" style:font-size-complex="14pt"/>
    </style:style>
    <style:style style:name="P291" style:parent-style-name="Обычный" style:family="paragraph">
      <style:paragraph-properties fo:text-align="justify" fo:line-height="150%"/>
    </style:style>
    <style:style style:name="T292" style:parent-style-name="Основнойшрифтабзаца" style:family="text">
      <style:text-properties fo:font-size="14pt" style:font-size-asian="14pt" style:font-size-complex="14pt"/>
    </style:style>
    <style:style style:name="P293" style:parent-style-name="Обычный" style:family="paragraph">
      <style:paragraph-properties fo:text-align="justify" fo:line-height="150%"/>
    </style:style>
    <style:style style:name="T294" style:parent-style-name="Основнойшрифтабзаца" style:family="text">
      <style:text-properties fo:font-size="14pt" style:font-size-asian="14pt" style:font-size-complex="14pt"/>
    </style:style>
    <style:style style:name="P295" style:parent-style-name="Обычный" style:family="paragraph">
      <style:paragraph-properties fo:text-align="justify" fo:line-height="150%"/>
    </style:style>
    <style:style style:name="T296" style:parent-style-name="Основнойшрифтабзаца" style:family="text">
      <style:text-properties fo:font-size="14pt" style:font-size-asian="14pt" style:font-size-complex="14pt"/>
    </style:style>
    <style:style style:name="P297" style:parent-style-name="Обычный" style:family="paragraph">
      <style:paragraph-properties fo:text-align="justify" fo:line-height="150%"/>
    </style:style>
    <style:style style:name="T298" style:parent-style-name="Основнойшрифтабзаца" style:family="text">
      <style:text-properties fo:font-size="14pt" style:font-size-asian="14pt" style:font-size-complex="14pt"/>
    </style:style>
    <style:style style:name="P299" style:parent-style-name="Обычный" style:family="paragraph">
      <style:paragraph-properties fo:text-align="justify" fo:line-height="150%"/>
    </style:style>
    <style:style style:name="T300" style:parent-style-name="Основнойшрифтабзаца" style:family="text">
      <style:text-properties fo:font-size="14pt" style:font-size-asian="14pt" style:font-size-complex="14pt"/>
    </style:style>
    <style:style style:name="P301" style:parent-style-name="Обычный" style:family="paragraph">
      <style:paragraph-properties fo:text-align="justify" fo:line-height="150%"/>
    </style:style>
    <style:style style:name="T302" style:parent-style-name="Основнойшрифтабзаца" style:family="text">
      <style:text-properties fo:font-size="14pt" style:font-size-asian="14pt" style:font-size-complex="14pt"/>
    </style:style>
    <style:style style:name="P303" style:parent-style-name="Обычный" style:family="paragraph">
      <style:paragraph-properties fo:text-align="justify" fo:line-height="150%"/>
    </style:style>
    <style:style style:name="T304" style:parent-style-name="Основнойшрифтабзаца" style:family="text">
      <style:text-properties fo:font-size="14pt" style:font-size-asian="14pt" style:font-size-complex="14pt"/>
    </style:style>
    <style:style style:name="P305" style:parent-style-name="Обычный" style:family="paragraph">
      <style:paragraph-properties fo:text-align="justify" fo:line-height="150%"/>
    </style:style>
    <style:style style:name="T306" style:parent-style-name="Основнойшрифтабзаца" style:family="text">
      <style:text-properties fo:font-size="14pt" style:font-size-asian="14pt" style:font-size-complex="14pt"/>
    </style:style>
    <style:style style:name="P307" style:parent-style-name="Обычный" style:family="paragraph">
      <style:paragraph-properties fo:text-align="justify" fo:line-height="150%"/>
    </style:style>
    <style:style style:name="T308" style:parent-style-name="Основнойшрифтабзаца" style:family="text">
      <style:text-properties fo:font-size="14pt" style:font-size-asian="14pt" style:font-size-complex="14pt"/>
    </style:style>
    <style:style style:name="P309" style:parent-style-name="Обычный" style:family="paragraph">
      <style:paragraph-properties fo:text-align="justify" fo:line-height="150%"/>
    </style:style>
    <style:style style:name="T310" style:parent-style-name="Основнойшрифтабзаца" style:family="text">
      <style:text-properties fo:font-size="14pt" style:font-size-asian="14pt" style:font-size-complex="14pt"/>
    </style:style>
    <style:style style:name="P311" style:parent-style-name="Обычный" style:family="paragraph">
      <style:paragraph-properties fo:text-align="justify" fo:line-height="150%"/>
    </style:style>
    <style:style style:name="T312" style:parent-style-name="Основнойшрифтабзаца" style:family="text">
      <style:text-properties fo:font-size="14pt" style:font-size-asian="14pt" style:font-size-complex="14pt"/>
    </style:style>
    <style:style style:name="P313" style:parent-style-name="Обычный" style:family="paragraph">
      <style:paragraph-properties fo:text-align="justify" fo:line-height="150%"/>
    </style:style>
    <style:style style:name="T314" style:parent-style-name="Основнойшрифтабзаца" style:family="text">
      <style:text-properties fo:font-size="14pt" style:font-size-asian="14pt" style:font-size-complex="14pt"/>
    </style:style>
    <style:style style:name="P315" style:parent-style-name="Обычный" style:family="paragraph">
      <style:paragraph-properties fo:text-align="justify" fo:line-height="150%"/>
    </style:style>
    <style:style style:name="T316" style:parent-style-name="Основнойшрифтабзаца" style:family="text">
      <style:text-properties fo:font-size="14pt" style:font-size-asian="14pt" style:font-size-complex="14pt"/>
    </style:style>
    <style:style style:name="P317" style:parent-style-name="Обычный" style:family="paragraph">
      <style:paragraph-properties fo:text-align="justify" fo:line-height="150%"/>
    </style:style>
    <style:style style:name="T318" style:parent-style-name="Основнойшрифтабзаца" style:family="text">
      <style:text-properties fo:font-size="14pt" style:font-size-asian="14pt" style:font-size-complex="14pt"/>
    </style:style>
    <style:style style:name="P319" style:parent-style-name="Обычный" style:family="paragraph">
      <style:paragraph-properties fo:text-align="justify" fo:line-height="150%"/>
    </style:style>
    <style:style style:name="T320" style:parent-style-name="Основнойшрифтабзаца" style:family="text">
      <style:text-properties fo:font-size="14pt" style:font-size-asian="14pt" style:font-size-complex="14pt"/>
    </style:style>
    <style:style style:name="P321" style:parent-style-name="Обычный" style:family="paragraph">
      <style:paragraph-properties fo:text-align="justify" fo:line-height="150%"/>
    </style:style>
    <style:style style:name="T322" style:parent-style-name="Основнойшрифтабзаца" style:family="text">
      <style:text-properties fo:font-size="14pt" style:font-size-asian="14pt" style:font-size-complex="14pt"/>
    </style:style>
    <style:style style:name="P323" style:parent-style-name="Обычный" style:family="paragraph">
      <style:paragraph-properties fo:text-align="justify" fo:line-height="150%"/>
    </style:style>
    <style:style style:name="T324" style:parent-style-name="Основнойшрифтабзаца" style:family="text">
      <style:text-properties fo:font-size="14pt" style:font-size-asian="14pt" style:font-size-complex="14pt"/>
    </style:style>
    <style:style style:name="P325" style:parent-style-name="Обычный" style:family="paragraph">
      <style:paragraph-properties fo:text-align="justify" fo:line-height="150%"/>
    </style:style>
    <style:style style:name="T326" style:parent-style-name="Основнойшрифтабзаца" style:family="text">
      <style:text-properties fo:font-size="14pt" style:font-size-asian="14pt" style:font-size-complex="14pt"/>
    </style:style>
    <style:style style:name="P327" style:parent-style-name="Обычный" style:family="paragraph">
      <style:paragraph-properties fo:text-align="justify" fo:line-height="150%"/>
    </style:style>
    <style:style style:name="T328" style:parent-style-name="Основнойшрифтабзаца" style:family="text">
      <style:text-properties fo:font-size="14pt" style:font-size-asian="14pt" style:font-size-complex="14pt"/>
    </style:style>
    <style:style style:name="P329" style:parent-style-name="Обычный" style:family="paragraph">
      <style:paragraph-properties fo:text-align="justify" fo:line-height="150%"/>
    </style:style>
    <style:style style:name="T330" style:parent-style-name="Основнойшрифтабзаца" style:family="text">
      <style:text-properties fo:font-size="14pt" style:font-size-asian="14pt" style:font-size-complex="14pt"/>
    </style:style>
    <style:style style:name="P331" style:parent-style-name="Обычный" style:family="paragraph">
      <style:paragraph-properties fo:text-align="justify" fo:line-height="150%"/>
    </style:style>
    <style:style style:name="T332" style:parent-style-name="Основнойшрифтабзаца" style:family="text">
      <style:text-properties fo:font-size="14pt" style:font-size-asian="14pt" style:font-size-complex="14pt"/>
    </style:style>
    <style:style style:name="P333" style:parent-style-name="Обычный" style:family="paragraph">
      <style:paragraph-properties fo:text-align="justify" fo:line-height="150%"/>
    </style:style>
    <style:style style:name="T334" style:parent-style-name="Основнойшрифтабзаца" style:family="text">
      <style:text-properties fo:font-size="14pt" style:font-size-asian="14pt" style:font-size-complex="14pt"/>
    </style:style>
    <style:style style:name="P335" style:parent-style-name="Обычный" style:family="paragraph">
      <style:paragraph-properties fo:text-align="justify" fo:line-height="150%"/>
    </style:style>
    <style:style style:name="T336" style:parent-style-name="Основнойшрифтабзаца" style:family="text">
      <style:text-properties fo:font-size="14pt" style:font-size-asian="14pt" style:font-size-complex="14pt"/>
    </style:style>
    <style:style style:name="P337" style:parent-style-name="Обычный" style:family="paragraph">
      <style:paragraph-properties fo:text-align="justify" fo:line-height="150%"/>
    </style:style>
    <style:style style:name="T338" style:parent-style-name="Основнойшрифтабзаца" style:family="text">
      <style:text-properties fo:font-size="14pt" style:font-size-asian="14pt" style:font-size-complex="14pt"/>
    </style:style>
    <style:style style:name="P339" style:parent-style-name="Обычный" style:family="paragraph">
      <style:paragraph-properties fo:text-align="justify" fo:line-height="150%"/>
    </style:style>
    <style:style style:name="T340" style:parent-style-name="Основнойшрифтабзаца" style:family="text">
      <style:text-properties fo:font-size="14pt" style:font-size-asian="14pt" style:font-size-complex="14pt"/>
    </style:style>
    <style:style style:name="P341" style:parent-style-name="Обычный" style:family="paragraph">
      <style:paragraph-properties fo:text-align="justify" fo:line-height="150%"/>
    </style:style>
    <style:style style:name="T342" style:parent-style-name="Основнойшрифтабзаца" style:family="text">
      <style:text-properties fo:font-size="14pt" style:font-size-asian="14pt" style:font-size-complex="14pt"/>
    </style:style>
    <style:style style:name="P343" style:parent-style-name="Обычный" style:family="paragraph">
      <style:paragraph-properties fo:text-align="justify" fo:line-height="150%"/>
    </style:style>
    <style:style style:name="T344" style:parent-style-name="Основнойшрифтабзаца" style:family="text">
      <style:text-properties fo:font-size="14pt" style:font-size-asian="14pt" style:font-size-complex="14pt"/>
    </style:style>
    <style:style style:name="P345" style:parent-style-name="Обычный" style:family="paragraph">
      <style:paragraph-properties fo:text-align="justify" fo:line-height="150%"/>
    </style:style>
    <style:style style:name="T346" style:parent-style-name="Основнойшрифтабзаца" style:family="text">
      <style:text-properties fo:font-size="14pt" style:font-size-asian="14pt" style:font-size-complex="14pt"/>
    </style:style>
    <style:style style:name="P347" style:parent-style-name="Обычный" style:family="paragraph">
      <style:paragraph-properties fo:text-align="justify" fo:line-height="150%"/>
    </style:style>
    <style:style style:name="T348" style:parent-style-name="Основнойшрифтабзаца" style:family="text">
      <style:text-properties fo:font-size="14pt" style:font-size-asian="14pt" style:font-size-complex="14pt"/>
    </style:style>
    <style:style style:name="P349" style:parent-style-name="Обычный" style:family="paragraph">
      <style:paragraph-properties fo:text-align="justify" fo:line-height="150%"/>
    </style:style>
    <style:style style:name="T350" style:parent-style-name="Основнойшрифтабзаца" style:family="text">
      <style:text-properties fo:font-size="14pt" style:font-size-asian="14pt" style:font-size-complex="14pt"/>
    </style:style>
    <style:style style:name="P351" style:parent-style-name="Обычный" style:family="paragraph">
      <style:paragraph-properties fo:text-align="justify" fo:line-height="150%"/>
    </style:style>
    <style:style style:name="T352" style:parent-style-name="Основнойшрифтабзаца" style:family="text">
      <style:text-properties fo:font-size="14pt" style:font-size-asian="14pt" style:font-size-complex="14pt"/>
    </style:style>
    <style:style style:name="P353" style:parent-style-name="Обычный" style:family="paragraph">
      <style:paragraph-properties fo:text-align="justify" fo:line-height="150%"/>
    </style:style>
    <style:style style:name="T354" style:parent-style-name="Основнойшрифтабзаца" style:family="text">
      <style:text-properties fo:font-size="14pt" style:font-size-asian="14pt" style:font-size-complex="14pt"/>
    </style:style>
    <style:style style:name="P355" style:parent-style-name="Обычный" style:family="paragraph">
      <style:paragraph-properties fo:text-align="justify" fo:line-height="150%"/>
    </style:style>
    <style:style style:name="T356" style:parent-style-name="Основнойшрифтабзаца" style:family="text">
      <style:text-properties fo:font-size="14pt" style:font-size-asian="14pt" style:font-size-complex="14pt"/>
    </style:style>
    <style:style style:name="P357" style:parent-style-name="Обычный" style:family="paragraph">
      <style:paragraph-properties fo:text-align="justify" fo:line-height="150%"/>
    </style:style>
    <style:style style:name="T358" style:parent-style-name="Основнойшрифтабзаца" style:family="text">
      <style:text-properties fo:font-size="14pt" style:font-size-asian="14pt" style:font-size-complex="14pt"/>
    </style:style>
    <style:style style:name="P359" style:parent-style-name="Обычный" style:family="paragraph">
      <style:paragraph-properties fo:text-align="justify" fo:line-height="150%"/>
    </style:style>
    <style:style style:name="T360" style:parent-style-name="Основнойшрифтабзаца" style:family="text">
      <style:text-properties fo:font-size="14pt" style:font-size-asian="14pt" style:font-size-complex="14pt"/>
    </style:style>
    <style:style style:name="P361" style:parent-style-name="Обычный" style:family="paragraph">
      <style:paragraph-properties fo:text-align="justify" fo:line-height="150%"/>
    </style:style>
    <style:style style:name="T362" style:parent-style-name="Основнойшрифтабзаца" style:family="text">
      <style:text-properties fo:font-size="14pt" style:font-size-asian="14pt" style:font-size-complex="14pt"/>
    </style:style>
    <style:style style:name="P363" style:parent-style-name="Обычный" style:family="paragraph">
      <style:paragraph-properties fo:text-align="justify" fo:line-height="150%"/>
    </style:style>
    <style:style style:name="T364" style:parent-style-name="Основнойшрифтабзаца" style:family="text">
      <style:text-properties fo:font-size="14pt" style:font-size-asian="14pt" style:font-size-complex="14pt"/>
    </style:style>
    <style:style style:name="P365" style:parent-style-name="Обычный" style:family="paragraph">
      <style:paragraph-properties fo:text-align="justify" fo:line-height="150%"/>
    </style:style>
    <style:style style:name="T366" style:parent-style-name="Основнойшрифтабзаца" style:family="text">
      <style:text-properties fo:font-size="14pt" style:font-size-asian="14pt" style:font-size-complex="14pt"/>
    </style:style>
    <style:style style:name="P367" style:parent-style-name="Обычный" style:family="paragraph">
      <style:paragraph-properties fo:text-align="justify" fo:line-height="150%"/>
    </style:style>
    <style:style style:name="T368" style:parent-style-name="Основнойшрифтабзаца" style:family="text">
      <style:text-properties fo:font-size="14pt" style:font-size-asian="14pt" style:font-size-complex="14pt"/>
    </style:style>
    <style:style style:name="P369" style:parent-style-name="Обычный" style:family="paragraph">
      <style:paragraph-properties fo:text-align="justify" fo:line-height="150%"/>
    </style:style>
    <style:style style:name="T370" style:parent-style-name="Основнойшрифтабзаца" style:family="text">
      <style:text-properties fo:font-size="14pt" style:font-size-asian="14pt" style:font-size-complex="14pt"/>
    </style:style>
    <style:style style:name="P371" style:parent-style-name="Обычный" style:family="paragraph">
      <style:paragraph-properties fo:text-align="justify" fo:line-height="150%"/>
    </style:style>
    <style:style style:name="T372" style:parent-style-name="Основнойшрифтабзаца" style:family="text">
      <style:text-properties fo:font-size="14pt" style:font-size-asian="14pt" style:font-size-complex="14pt"/>
    </style:style>
    <style:style style:name="P373" style:parent-style-name="Обычный" style:family="paragraph">
      <style:paragraph-properties fo:text-align="justify" fo:line-height="150%"/>
    </style:style>
    <style:style style:name="T374" style:parent-style-name="Основнойшрифтабзаца" style:family="text">
      <style:text-properties fo:font-size="14pt" style:font-size-asian="14pt" style:font-size-complex="14pt"/>
    </style:style>
    <style:style style:name="P375" style:parent-style-name="Обычный" style:family="paragraph">
      <style:paragraph-properties fo:text-align="justify" fo:line-height="150%"/>
    </style:style>
    <style:style style:name="T376" style:parent-style-name="Основнойшрифтабзаца" style:family="text">
      <style:text-properties fo:font-size="14pt" style:font-size-asian="14pt" style:font-size-complex="14pt"/>
    </style:style>
    <style:style style:name="P377" style:parent-style-name="Обычный" style:family="paragraph">
      <style:paragraph-properties fo:text-align="justify" fo:line-height="150%"/>
    </style:style>
    <style:style style:name="T378" style:parent-style-name="Основнойшрифтабзаца" style:family="text">
      <style:text-properties fo:font-size="14pt" style:font-size-asian="14pt" style:font-size-complex="14pt"/>
    </style:style>
    <style:style style:name="P379" style:parent-style-name="Обычный" style:family="paragraph">
      <style:paragraph-properties fo:text-align="justify" fo:line-height="150%"/>
    </style:style>
    <style:style style:name="T380" style:parent-style-name="Основнойшрифтабзаца" style:family="text">
      <style:text-properties fo:font-size="14pt" style:font-size-asian="14pt" style:font-size-complex="14pt"/>
    </style:style>
    <style:style style:name="P381" style:parent-style-name="Обычный" style:family="paragraph">
      <style:paragraph-properties fo:text-align="justify" fo:line-height="150%"/>
    </style:style>
    <style:style style:name="T382" style:parent-style-name="Основнойшрифтабзаца" style:family="text">
      <style:text-properties fo:font-size="14pt" style:font-size-asian="14pt" style:font-size-complex="14pt"/>
    </style:style>
    <style:style style:name="P383" style:parent-style-name="Обычный" style:family="paragraph">
      <style:paragraph-properties fo:text-align="justify" fo:line-height="150%"/>
    </style:style>
    <style:style style:name="T384" style:parent-style-name="Основнойшрифтабзаца" style:family="text">
      <style:text-properties fo:font-size="14pt" style:font-size-asian="14pt" style:font-size-complex="14pt"/>
    </style:style>
    <style:style style:name="P385" style:parent-style-name="Обычный" style:family="paragraph">
      <style:paragraph-properties fo:text-align="justify" fo:line-height="150%"/>
    </style:style>
    <style:style style:name="T386" style:parent-style-name="Основнойшрифтабзаца" style:family="text">
      <style:text-properties fo:font-size="14pt" style:font-size-asian="14pt" style:font-size-complex="14pt"/>
    </style:style>
    <style:style style:name="P387" style:parent-style-name="Обычный" style:family="paragraph">
      <style:paragraph-properties fo:text-align="justify" fo:line-height="150%"/>
    </style:style>
    <style:style style:name="T388" style:parent-style-name="Основнойшрифтабзаца" style:family="text">
      <style:text-properties fo:font-size="14pt" style:font-size-asian="14pt" style:font-size-complex="14pt"/>
    </style:style>
    <style:style style:name="P389" style:parent-style-name="Обычный" style:family="paragraph">
      <style:paragraph-properties fo:text-align="justify" fo:line-height="150%"/>
    </style:style>
    <style:style style:name="T390" style:parent-style-name="Основнойшрифтабзаца" style:family="text">
      <style:text-properties fo:font-size="14pt" style:font-size-asian="14pt" style:font-size-complex="14pt"/>
    </style:style>
    <style:style style:name="P391" style:parent-style-name="Обычный" style:family="paragraph">
      <style:paragraph-properties fo:text-align="justify" fo:line-height="150%"/>
    </style:style>
    <style:style style:name="T392" style:parent-style-name="Основнойшрифтабзаца" style:family="text">
      <style:text-properties fo:font-size="14pt" style:font-size-asian="14pt" style:font-size-complex="14pt"/>
    </style:style>
    <style:style style:name="P393" style:parent-style-name="Обычный" style:family="paragraph">
      <style:paragraph-properties fo:text-align="justify" fo:line-height="150%"/>
    </style:style>
    <style:style style:name="T394" style:parent-style-name="Основнойшрифтабзаца" style:family="text">
      <style:text-properties fo:font-size="14pt" style:font-size-asian="14pt" style:font-size-complex="14pt"/>
    </style:style>
    <style:style style:name="P395" style:parent-style-name="Обычный" style:family="paragraph">
      <style:paragraph-properties fo:text-align="justify" fo:line-height="150%"/>
    </style:style>
    <style:style style:name="T396" style:parent-style-name="Основнойшрифтабзаца" style:family="text">
      <style:text-properties fo:font-size="14pt" style:font-size-asian="14pt" style:font-size-complex="14pt"/>
    </style:style>
    <style:style style:name="P397" style:parent-style-name="Обычный" style:family="paragraph">
      <style:paragraph-properties fo:text-align="justify" fo:line-height="150%"/>
    </style:style>
    <style:style style:name="T398" style:parent-style-name="Основнойшрифтабзаца" style:family="text">
      <style:text-properties fo:font-size="14pt" style:font-size-asian="14pt" style:font-size-complex="14pt"/>
    </style:style>
    <style:style style:name="P399" style:parent-style-name="Обычный" style:family="paragraph">
      <style:paragraph-properties fo:text-align="justify" fo:line-height="150%"/>
    </style:style>
    <style:style style:name="T400" style:parent-style-name="Основнойшрифтабзаца" style:family="text">
      <style:text-properties fo:font-size="14pt" style:font-size-asian="14pt" style:font-size-complex="14pt"/>
    </style:style>
    <style:style style:name="P401" style:parent-style-name="Обычный" style:family="paragraph">
      <style:paragraph-properties fo:text-align="justify" fo:line-height="150%"/>
    </style:style>
    <style:style style:name="T402" style:parent-style-name="Основнойшрифтабзаца" style:family="text">
      <style:text-properties fo:font-size="14pt" style:font-size-asian="14pt" style:font-size-complex="14pt"/>
    </style:style>
    <style:style style:name="P403" style:parent-style-name="Обычный" style:family="paragraph">
      <style:paragraph-properties fo:text-align="justify" fo:line-height="150%"/>
    </style:style>
    <style:style style:name="T404" style:parent-style-name="Основнойшрифтабзаца" style:family="text">
      <style:text-properties fo:font-size="14pt" style:font-size-asian="14pt" style:font-size-complex="14pt"/>
    </style:style>
    <style:style style:name="P405" style:parent-style-name="Обычный" style:family="paragraph">
      <style:paragraph-properties fo:text-align="justify" fo:line-height="150%"/>
    </style:style>
    <style:style style:name="T406" style:parent-style-name="Основнойшрифтабзаца" style:family="text">
      <style:text-properties fo:font-size="14pt" style:font-size-asian="14pt" style:font-size-complex="14pt"/>
    </style:style>
    <style:style style:name="P407" style:parent-style-name="Обычный" style:family="paragraph">
      <style:paragraph-properties fo:text-align="justify" fo:line-height="150%"/>
    </style:style>
    <style:style style:name="T408" style:parent-style-name="Основнойшрифтабзаца" style:family="text">
      <style:text-properties fo:font-size="14pt" style:font-size-asian="14pt" style:font-size-complex="14pt"/>
    </style:style>
    <style:style style:name="P409" style:parent-style-name="Обычный" style:family="paragraph">
      <style:paragraph-properties fo:text-align="justify" fo:line-height="150%"/>
    </style:style>
    <style:style style:name="T410" style:parent-style-name="Основнойшрифтабзаца" style:family="text">
      <style:text-properties fo:font-size="14pt" style:font-size-asian="14pt" style:font-size-complex="14pt"/>
    </style:style>
    <style:style style:name="P411" style:parent-style-name="Обычный" style:family="paragraph">
      <style:paragraph-properties fo:text-align="justify" fo:line-height="150%"/>
    </style:style>
    <style:style style:name="T412" style:parent-style-name="Основнойшрифтабзаца" style:family="text">
      <style:text-properties fo:font-size="14pt" style:font-size-asian="14pt" style:font-size-complex="14pt"/>
    </style:style>
    <style:style style:name="P413" style:parent-style-name="Обычный" style:family="paragraph">
      <style:paragraph-properties fo:text-align="justify" fo:line-height="150%"/>
    </style:style>
    <style:style style:name="T414" style:parent-style-name="Основнойшрифтабзаца" style:family="text">
      <style:text-properties fo:font-size="14pt" style:font-size-asian="14pt" style:font-size-complex="14pt"/>
    </style:style>
    <style:style style:name="P415" style:parent-style-name="Обычный" style:family="paragraph">
      <style:paragraph-properties fo:text-align="justify" fo:line-height="150%"/>
    </style:style>
    <style:style style:name="T416" style:parent-style-name="Основнойшрифтабзаца" style:family="text">
      <style:text-properties fo:font-size="14pt" style:font-size-asian="14pt" style:font-size-complex="14pt"/>
    </style:style>
    <style:style style:name="P417" style:parent-style-name="Обычный" style:family="paragraph">
      <style:paragraph-properties fo:text-align="justify" fo:line-height="150%"/>
    </style:style>
    <style:style style:name="T418" style:parent-style-name="Основнойшрифтабзаца" style:family="text">
      <style:text-properties fo:font-size="14pt" style:font-size-asian="14pt" style:font-size-complex="14pt"/>
    </style:style>
    <style:style style:name="P419" style:parent-style-name="Обычный" style:family="paragraph">
      <style:paragraph-properties fo:text-align="justify" fo:line-height="150%"/>
    </style:style>
    <style:style style:name="T420" style:parent-style-name="Основнойшрифтабзаца" style:family="text">
      <style:text-properties fo:font-size="14pt" style:font-size-asian="14pt" style:font-size-complex="14pt"/>
    </style:style>
    <style:style style:name="P421" style:parent-style-name="Обычный" style:family="paragraph">
      <style:paragraph-properties fo:text-align="justify" fo:line-height="150%"/>
    </style:style>
    <style:style style:name="T422" style:parent-style-name="Основнойшрифтабзаца" style:family="text">
      <style:text-properties fo:font-size="14pt" style:font-size-asian="14pt" style:font-size-complex="14pt"/>
    </style:style>
    <style:style style:name="P423" style:parent-style-name="Обычный" style:family="paragraph">
      <style:paragraph-properties fo:text-align="justify" fo:line-height="150%"/>
    </style:style>
    <style:style style:name="T424" style:parent-style-name="Основнойшрифтабзаца" style:family="text">
      <style:text-properties fo:font-size="14pt" style:font-size-asian="14pt" style:font-size-complex="14pt"/>
    </style:style>
    <style:style style:name="P425" style:parent-style-name="Обычный" style:family="paragraph">
      <style:paragraph-properties fo:text-align="justify" fo:line-height="150%"/>
    </style:style>
    <style:style style:name="T426" style:parent-style-name="Основнойшрифтабзаца" style:family="text">
      <style:text-properties fo:font-size="14pt" style:font-size-asian="14pt" style:font-size-complex="14pt"/>
    </style:style>
    <style:style style:name="P427" style:parent-style-name="Обычный" style:family="paragraph">
      <style:paragraph-properties fo:text-align="justify" fo:line-height="150%"/>
    </style:style>
    <style:style style:name="T428" style:parent-style-name="Основнойшрифтабзаца" style:family="text">
      <style:text-properties fo:font-size="14pt" style:font-size-asian="14pt" style:font-size-complex="14pt"/>
    </style:style>
    <style:style style:name="P429" style:parent-style-name="Обычный" style:family="paragraph">
      <style:paragraph-properties fo:text-align="justify" fo:line-height="150%"/>
    </style:style>
    <style:style style:name="T430" style:parent-style-name="Основнойшрифтабзаца" style:family="text">
      <style:text-properties fo:font-size="14pt" style:font-size-asian="14pt" style:font-size-complex="14pt"/>
    </style:style>
    <style:style style:name="P431" style:parent-style-name="Обычный" style:family="paragraph">
      <style:paragraph-properties fo:text-align="justify" fo:line-height="150%"/>
    </style:style>
    <style:style style:name="T432" style:parent-style-name="Основнойшрифтабзаца" style:family="text">
      <style:text-properties fo:font-size="14pt" style:font-size-asian="14pt" style:font-size-complex="14pt"/>
    </style:style>
    <style:style style:name="P433" style:parent-style-name="Обычный" style:family="paragraph">
      <style:paragraph-properties fo:text-align="justify" fo:line-height="150%"/>
    </style:style>
    <style:style style:name="T434" style:parent-style-name="Основнойшрифтабзаца" style:family="text">
      <style:text-properties fo:font-size="14pt" style:font-size-asian="14pt" style:font-size-complex="14pt"/>
    </style:style>
    <style:style style:name="P435" style:parent-style-name="Обычный" style:family="paragraph">
      <style:paragraph-properties fo:text-align="justify" fo:line-height="150%"/>
    </style:style>
    <style:style style:name="T436" style:parent-style-name="Основнойшрифтабзаца" style:family="text">
      <style:text-properties fo:font-size="14pt" style:font-size-asian="14pt" style:font-size-complex="14pt"/>
    </style:style>
    <style:style style:name="P437" style:parent-style-name="Обычный" style:family="paragraph">
      <style:paragraph-properties fo:text-align="justify" fo:line-height="150%"/>
    </style:style>
    <style:style style:name="T438" style:parent-style-name="Основнойшрифтабзаца" style:family="text">
      <style:text-properties fo:font-size="14pt" style:font-size-asian="14pt" style:font-size-complex="14pt"/>
    </style:style>
    <style:style style:name="P439" style:parent-style-name="Обычный" style:family="paragraph">
      <style:paragraph-properties fo:text-align="justify" fo:line-height="150%"/>
    </style:style>
    <style:style style:name="T440" style:parent-style-name="Основнойшрифтабзаца" style:family="text">
      <style:text-properties fo:font-size="14pt" style:font-size-asian="14pt" style:font-size-complex="14pt"/>
    </style:style>
    <style:style style:name="P441" style:parent-style-name="Обычный" style:family="paragraph">
      <style:paragraph-properties fo:text-align="justify" fo:line-height="150%"/>
    </style:style>
    <style:style style:name="T442" style:parent-style-name="Основнойшрифтабзаца" style:family="text">
      <style:text-properties fo:font-size="14pt" style:font-size-asian="14pt" style:font-size-complex="14pt"/>
    </style:style>
    <style:style style:name="P443" style:parent-style-name="Обычный" style:family="paragraph">
      <style:paragraph-properties fo:text-align="justify" fo:line-height="150%"/>
    </style:style>
    <style:style style:name="T444" style:parent-style-name="Основнойшрифтабзаца" style:family="text">
      <style:text-properties fo:font-size="14pt" style:font-size-asian="14pt" style:font-size-complex="14pt"/>
    </style:style>
    <style:style style:name="P445" style:parent-style-name="Обычный" style:family="paragraph">
      <style:paragraph-properties fo:text-align="justify" fo:line-height="150%"/>
    </style:style>
    <style:style style:name="T446" style:parent-style-name="Основнойшрифтабзаца" style:family="text">
      <style:text-properties fo:font-size="14pt" style:font-size-asian="14pt" style:font-size-complex="14pt"/>
    </style:style>
    <style:style style:name="P447" style:parent-style-name="Обычный" style:family="paragraph">
      <style:paragraph-properties fo:text-align="justify" fo:line-height="150%"/>
    </style:style>
    <style:style style:name="T448" style:parent-style-name="Основнойшрифтабзаца" style:family="text">
      <style:text-properties fo:font-size="14pt" style:font-size-asian="14pt" style:font-size-complex="14pt"/>
    </style:style>
    <style:style style:name="P449" style:parent-style-name="Обычный" style:family="paragraph">
      <style:paragraph-properties fo:text-align="justify" fo:line-height="150%"/>
    </style:style>
    <style:style style:name="T450" style:parent-style-name="Основнойшрифтабзаца" style:family="text">
      <style:text-properties fo:font-size="14pt" style:font-size-asian="14pt" style:font-size-complex="14pt"/>
    </style:style>
    <style:style style:name="P451" style:parent-style-name="Обычный" style:family="paragraph">
      <style:paragraph-properties fo:text-align="justify" fo:line-height="150%"/>
    </style:style>
    <style:style style:name="T452" style:parent-style-name="Основнойшрифтабзаца" style:family="text">
      <style:text-properties fo:font-size="14pt" style:font-size-asian="14pt" style:font-size-complex="14pt"/>
    </style:style>
    <style:style style:name="P453" style:parent-style-name="Обычный" style:family="paragraph">
      <style:paragraph-properties fo:text-align="justify" fo:line-height="150%"/>
    </style:style>
    <style:style style:name="T454" style:parent-style-name="Основнойшрифтабзаца" style:family="text">
      <style:text-properties fo:font-size="14pt" style:font-size-asian="14pt" style:font-size-complex="14pt"/>
    </style:style>
    <style:style style:name="P455" style:parent-style-name="Обычный" style:family="paragraph">
      <style:paragraph-properties fo:text-align="justify" fo:line-height="150%"/>
    </style:style>
    <style:style style:name="T456" style:parent-style-name="Основнойшрифтабзаца" style:family="text">
      <style:text-properties fo:font-size="14pt" style:font-size-asian="14pt" style:font-size-complex="14pt"/>
    </style:style>
    <style:style style:name="P457" style:parent-style-name="Обычный" style:family="paragraph">
      <style:paragraph-properties fo:text-align="justify" fo:line-height="150%"/>
    </style:style>
    <style:style style:name="T458" style:parent-style-name="Основнойшрифтабзаца" style:family="text">
      <style:text-properties fo:font-size="14pt" style:font-size-asian="14pt" style:font-size-complex="14pt"/>
    </style:style>
    <style:style style:name="P459" style:parent-style-name="Обычный" style:family="paragraph">
      <style:paragraph-properties fo:text-align="justify" fo:line-height="150%"/>
    </style:style>
    <style:style style:name="T460" style:parent-style-name="Основнойшрифтабзаца" style:family="text">
      <style:text-properties fo:font-size="14pt" style:font-size-asian="14pt" style:font-size-complex="14pt"/>
    </style:style>
    <style:style style:name="P461" style:parent-style-name="Обычный" style:family="paragraph">
      <style:paragraph-properties fo:text-align="justify" fo:line-height="150%"/>
    </style:style>
    <style:style style:name="T462" style:parent-style-name="Основнойшрифтабзаца" style:family="text">
      <style:text-properties fo:font-size="14pt" style:font-size-asian="14pt" style:font-size-complex="14pt"/>
    </style:style>
    <style:style style:name="P463" style:parent-style-name="Обычный" style:family="paragraph">
      <style:paragraph-properties fo:text-align="justify" fo:line-height="150%"/>
    </style:style>
    <style:style style:name="T464" style:parent-style-name="Основнойшрифтабзаца" style:family="text">
      <style:text-properties fo:font-size="14pt" style:font-size-asian="14pt" style:font-size-complex="14pt"/>
    </style:style>
    <style:style style:name="P465" style:parent-style-name="Обычный" style:family="paragraph">
      <style:paragraph-properties fo:text-align="justify" fo:line-height="150%"/>
    </style:style>
    <style:style style:name="T466" style:parent-style-name="Основнойшрифтабзаца" style:family="text">
      <style:text-properties fo:font-size="14pt" style:font-size-asian="14pt" style:font-size-complex="14pt"/>
    </style:style>
    <style:style style:name="P467" style:parent-style-name="Обычный" style:family="paragraph">
      <style:paragraph-properties fo:text-align="justify" fo:line-height="150%"/>
    </style:style>
    <style:style style:name="T468" style:parent-style-name="Основнойшрифтабзаца" style:family="text">
      <style:text-properties fo:font-size="14pt" style:font-size-asian="14pt" style:font-size-complex="14pt"/>
    </style:style>
    <style:style style:name="P469" style:parent-style-name="Обычный" style:family="paragraph">
      <style:paragraph-properties fo:text-align="justify" fo:line-height="150%"/>
    </style:style>
    <style:style style:name="T470" style:parent-style-name="Основнойшрифтабзаца" style:family="text">
      <style:text-properties fo:font-size="14pt" style:font-size-asian="14pt" style:font-size-complex="14pt"/>
    </style:style>
    <style:style style:name="P471" style:parent-style-name="Обычный" style:family="paragraph">
      <style:paragraph-properties fo:text-align="justify" fo:line-height="150%"/>
    </style:style>
    <style:style style:name="T472" style:parent-style-name="Основнойшрифтабзаца" style:family="text">
      <style:text-properties fo:font-size="14pt" style:font-size-asian="14pt" style:font-size-complex="14pt"/>
    </style:style>
    <style:style style:name="P473" style:parent-style-name="Обычный" style:family="paragraph">
      <style:paragraph-properties fo:text-align="justify" fo:line-height="150%"/>
    </style:style>
    <style:style style:name="T474" style:parent-style-name="Основнойшрифтабзаца" style:family="text">
      <style:text-properties fo:font-size="14pt" style:font-size-asian="14pt" style:font-size-complex="14pt"/>
    </style:style>
    <style:style style:name="P475" style:parent-style-name="Обычный" style:family="paragraph">
      <style:paragraph-properties fo:text-align="justify" fo:line-height="150%"/>
    </style:style>
    <style:style style:name="T476" style:parent-style-name="Основнойшрифтабзаца" style:family="text">
      <style:text-properties fo:font-size="14pt" style:font-size-asian="14pt" style:font-size-complex="14pt"/>
    </style:style>
    <style:style style:name="P477" style:parent-style-name="Обычный" style:family="paragraph">
      <style:paragraph-properties fo:text-align="justify" fo:line-height="150%"/>
    </style:style>
    <style:style style:name="T478" style:parent-style-name="Основнойшрифтабзаца" style:family="text">
      <style:text-properties fo:font-size="14pt" style:font-size-asian="14pt" style:font-size-complex="14pt"/>
    </style:style>
    <style:style style:name="P479" style:parent-style-name="Обычный" style:family="paragraph">
      <style:paragraph-properties fo:text-align="justify" fo:line-height="150%"/>
    </style:style>
    <style:style style:name="T480" style:parent-style-name="Основнойшрифтабзаца" style:family="text">
      <style:text-properties fo:font-size="14pt" style:font-size-asian="14pt" style:font-size-complex="14pt"/>
    </style:style>
    <style:style style:name="P481" style:parent-style-name="Обычный" style:family="paragraph">
      <style:paragraph-properties fo:text-align="justify" fo:line-height="150%"/>
    </style:style>
    <style:style style:name="T482" style:parent-style-name="Основнойшрифтабзаца" style:family="text">
      <style:text-properties fo:font-size="14pt" style:font-size-asian="14pt" style:font-size-complex="14pt"/>
    </style:style>
    <style:style style:name="P483" style:parent-style-name="Обычный" style:family="paragraph">
      <style:paragraph-properties fo:text-align="justify" fo:line-height="150%"/>
    </style:style>
    <style:style style:name="T484" style:parent-style-name="Основнойшрифтабзаца" style:family="text">
      <style:text-properties fo:font-size="14pt" style:font-size-asian="14pt" style:font-size-complex="14pt"/>
    </style:style>
    <style:style style:name="P485" style:parent-style-name="Обычный" style:family="paragraph">
      <style:paragraph-properties fo:text-align="justify" fo:line-height="150%"/>
    </style:style>
    <style:style style:name="T486" style:parent-style-name="Основнойшрифтабзаца" style:family="text">
      <style:text-properties fo:font-size="14pt" style:font-size-asian="14pt" style:font-size-complex="14pt"/>
    </style:style>
    <style:style style:name="P487" style:parent-style-name="Обычный" style:family="paragraph">
      <style:paragraph-properties fo:text-align="justify" fo:line-height="150%"/>
    </style:style>
    <style:style style:name="T488" style:parent-style-name="Основнойшрифтабзаца" style:family="text">
      <style:text-properties fo:font-size="14pt" style:font-size-asian="14pt" style:font-size-complex="14pt"/>
    </style:style>
    <style:style style:name="P489" style:parent-style-name="Обычный" style:family="paragraph">
      <style:paragraph-properties fo:text-align="justify" fo:line-height="150%"/>
    </style:style>
    <style:style style:name="T490" style:parent-style-name="Основнойшрифтабзаца" style:family="text">
      <style:text-properties fo:font-size="14pt" style:font-size-asian="14pt" style:font-size-complex="14pt"/>
    </style:style>
    <style:style style:name="P491" style:parent-style-name="Обычный" style:family="paragraph">
      <style:paragraph-properties fo:text-align="justify" fo:line-height="150%"/>
    </style:style>
    <style:style style:name="T492" style:parent-style-name="Основнойшрифтабзаца" style:family="text">
      <style:text-properties fo:font-size="14pt" style:font-size-asian="14pt" style:font-size-complex="14pt"/>
    </style:style>
    <style:style style:name="P493" style:parent-style-name="Обычный" style:family="paragraph">
      <style:paragraph-properties fo:text-align="justify" fo:line-height="150%"/>
    </style:style>
    <style:style style:name="T494" style:parent-style-name="Основнойшрифтабзаца" style:family="text">
      <style:text-properties fo:font-size="14pt" style:font-size-asian="14pt" style:font-size-complex="14pt"/>
    </style:style>
    <style:style style:name="P495" style:parent-style-name="Обычный" style:family="paragraph">
      <style:paragraph-properties fo:text-align="justify" fo:line-height="150%"/>
    </style:style>
    <style:style style:name="T496" style:parent-style-name="Основнойшрифтабзаца" style:family="text">
      <style:text-properties fo:font-size="14pt" style:font-size-asian="14pt" style:font-size-complex="14pt"/>
    </style:style>
    <style:style style:name="P497" style:parent-style-name="Обычный" style:family="paragraph">
      <style:paragraph-properties fo:text-align="justify" fo:line-height="150%"/>
    </style:style>
    <style:style style:name="T498" style:parent-style-name="Основнойшрифтабзаца" style:family="text">
      <style:text-properties fo:font-size="14pt" style:font-size-asian="14pt" style:font-size-complex="14pt"/>
    </style:style>
    <style:style style:name="P499" style:parent-style-name="Обычный" style:family="paragraph">
      <style:paragraph-properties fo:text-align="justify" fo:line-height="150%"/>
    </style:style>
    <style:style style:name="T500" style:parent-style-name="Основнойшрифтабзаца" style:family="text">
      <style:text-properties fo:font-size="14pt" style:font-size-asian="14pt" style:font-size-complex="14pt"/>
    </style:style>
    <style:style style:name="P501" style:parent-style-name="Обычный" style:family="paragraph">
      <style:paragraph-properties fo:text-align="justify" fo:line-height="150%"/>
    </style:style>
    <style:style style:name="T502" style:parent-style-name="Основнойшрифтабзаца" style:family="text">
      <style:text-properties fo:font-size="14pt" style:font-size-asian="14pt" style:font-size-complex="14pt"/>
    </style:style>
    <style:style style:name="P503" style:parent-style-name="Обычный" style:family="paragraph">
      <style:paragraph-properties fo:text-align="justify" fo:line-height="150%"/>
    </style:style>
    <style:style style:name="T504" style:parent-style-name="Основнойшрифтабзаца" style:family="text">
      <style:text-properties fo:font-size="14pt" style:font-size-asian="14pt" style:font-size-complex="14pt"/>
    </style:style>
    <style:style style:name="P505" style:parent-style-name="Обычный" style:family="paragraph">
      <style:paragraph-properties fo:text-align="justify" fo:line-height="150%"/>
    </style:style>
    <style:style style:name="T506" style:parent-style-name="Основнойшрифтабзаца" style:family="text">
      <style:text-properties fo:font-size="14pt" style:font-size-asian="14pt" style:font-size-complex="14pt"/>
    </style:style>
    <style:style style:name="P507" style:parent-style-name="Обычный" style:family="paragraph">
      <style:paragraph-properties fo:text-align="justify" fo:line-height="150%"/>
    </style:style>
    <style:style style:name="T508" style:parent-style-name="Основнойшрифтабзаца" style:family="text">
      <style:text-properties fo:font-size="14pt" style:font-size-asian="14pt" style:font-size-complex="14pt"/>
    </style:style>
    <style:style style:name="P509" style:parent-style-name="Обычный" style:family="paragraph">
      <style:paragraph-properties fo:text-align="justify" fo:line-height="150%"/>
    </style:style>
    <style:style style:name="T510" style:parent-style-name="Основнойшрифтабзаца" style:family="text">
      <style:text-properties fo:font-size="14pt" style:font-size-asian="14pt" style:font-size-complex="14pt"/>
    </style:style>
    <style:style style:name="P511" style:parent-style-name="Обычный" style:family="paragraph">
      <style:paragraph-properties fo:text-align="justify" fo:line-height="150%"/>
    </style:style>
    <style:style style:name="T512" style:parent-style-name="Основнойшрифтабзаца" style:family="text">
      <style:text-properties fo:font-size="14pt" style:font-size-asian="14pt" style:font-size-complex="14pt"/>
    </style:style>
    <style:style style:name="P513" style:parent-style-name="Обычный" style:family="paragraph">
      <style:paragraph-properties fo:text-align="justify" fo:line-height="150%"/>
    </style:style>
    <style:style style:name="T514" style:parent-style-name="Основнойшрифтабзаца" style:family="text">
      <style:text-properties fo:font-size="14pt" style:font-size-asian="14pt" style:font-size-complex="14pt"/>
    </style:style>
    <style:style style:name="P515" style:parent-style-name="Обычный" style:family="paragraph">
      <style:paragraph-properties fo:text-align="justify" fo:line-height="150%"/>
    </style:style>
    <style:style style:name="T516" style:parent-style-name="Основнойшрифтабзаца" style:family="text">
      <style:text-properties fo:font-size="14pt" style:font-size-asian="14pt" style:font-size-complex="14pt"/>
    </style:style>
    <style:style style:name="P517" style:parent-style-name="Обычный" style:family="paragraph">
      <style:paragraph-properties fo:text-align="justify" fo:line-height="150%"/>
    </style:style>
    <style:style style:name="T518" style:parent-style-name="Основнойшрифтабзаца" style:family="text">
      <style:text-properties fo:font-size="14pt" style:font-size-asian="14pt" style:font-size-complex="14pt"/>
    </style:style>
    <style:style style:name="P519" style:parent-style-name="Обычный" style:family="paragraph">
      <style:paragraph-properties fo:text-align="justify" fo:line-height="150%"/>
    </style:style>
    <style:style style:name="T520" style:parent-style-name="Основнойшрифтабзаца" style:family="text">
      <style:text-properties fo:font-size="14pt" style:font-size-asian="14pt" style:font-size-complex="14pt"/>
    </style:style>
    <style:style style:name="P521" style:parent-style-name="Обычный" style:family="paragraph">
      <style:paragraph-properties fo:text-align="justify" fo:line-height="150%"/>
    </style:style>
    <style:style style:name="T522" style:parent-style-name="Основнойшрифтабзаца" style:family="text">
      <style:text-properties fo:font-size="14pt" style:font-size-asian="14pt" style:font-size-complex="14pt"/>
    </style:style>
    <style:style style:name="P523" style:parent-style-name="Обычный" style:family="paragraph">
      <style:paragraph-properties fo:text-align="justify" fo:line-height="150%"/>
    </style:style>
    <style:style style:name="T524" style:parent-style-name="Основнойшрифтабзаца" style:family="text">
      <style:text-properties fo:font-size="14pt" style:font-size-asian="14pt" style:font-size-complex="14pt"/>
    </style:style>
    <style:style style:name="P525" style:parent-style-name="Обычный" style:family="paragraph">
      <style:paragraph-properties fo:text-align="justify" fo:line-height="150%"/>
    </style:style>
    <style:style style:name="T526" style:parent-style-name="Основнойшрифтабзаца" style:family="text">
      <style:text-properties fo:font-size="14pt" style:font-size-asian="14pt" style:font-size-complex="14pt"/>
    </style:style>
    <style:style style:name="P527" style:parent-style-name="Обычный" style:family="paragraph">
      <style:paragraph-properties fo:text-align="justify" fo:line-height="150%"/>
    </style:style>
    <style:style style:name="T528" style:parent-style-name="Основнойшрифтабзаца" style:family="text">
      <style:text-properties fo:font-size="14pt" style:font-size-asian="14pt" style:font-size-complex="14pt"/>
    </style:style>
    <style:style style:name="P529" style:parent-style-name="Обычный" style:family="paragraph">
      <style:paragraph-properties fo:text-align="justify" fo:line-height="150%"/>
    </style:style>
    <style:style style:name="T530" style:parent-style-name="Основнойшрифтабзаца" style:family="text">
      <style:text-properties fo:font-size="14pt" style:font-size-asian="14pt" style:font-size-complex="14pt"/>
    </style:style>
    <style:style style:name="P531" style:parent-style-name="Обычный" style:family="paragraph">
      <style:paragraph-properties fo:text-align="justify" fo:line-height="150%"/>
    </style:style>
    <style:style style:name="T532" style:parent-style-name="Основнойшрифтабзаца" style:family="text">
      <style:text-properties fo:font-size="14pt" style:font-size-asian="14pt" style:font-size-complex="14pt"/>
    </style:style>
    <style:style style:name="P533" style:parent-style-name="Обычный" style:family="paragraph">
      <style:paragraph-properties fo:text-align="justify" fo:line-height="150%"/>
    </style:style>
    <style:style style:name="T534" style:parent-style-name="Основнойшрифтабзаца" style:family="text">
      <style:text-properties fo:font-size="14pt" style:font-size-asian="14pt" style:font-size-complex="14pt"/>
    </style:style>
    <style:style style:name="P535" style:parent-style-name="Обычный" style:family="paragraph">
      <style:paragraph-properties fo:text-align="justify" fo:line-height="150%"/>
    </style:style>
    <style:style style:name="T536" style:parent-style-name="Основнойшрифтабзаца" style:family="text">
      <style:text-properties fo:font-size="14pt" style:font-size-asian="14pt" style:font-size-complex="14pt"/>
    </style:style>
    <style:style style:name="P537" style:parent-style-name="Обычный" style:family="paragraph">
      <style:paragraph-properties fo:text-align="justify" fo:line-height="150%"/>
    </style:style>
    <style:style style:name="T538" style:parent-style-name="Основнойшрифтабзаца" style:family="text">
      <style:text-properties fo:font-size="14pt" style:font-size-asian="14pt" style:font-size-complex="14pt"/>
    </style:style>
    <style:style style:name="P539" style:parent-style-name="Обычный" style:family="paragraph">
      <style:paragraph-properties fo:text-align="justify" fo:line-height="150%"/>
    </style:style>
    <style:style style:name="T540" style:parent-style-name="Основнойшрифтабзаца" style:family="text">
      <style:text-properties fo:font-size="14pt" style:font-size-asian="14pt" style:font-size-complex="14pt"/>
    </style:style>
    <style:style style:name="P541" style:parent-style-name="Обычный" style:family="paragraph">
      <style:paragraph-properties fo:text-align="justify" fo:line-height="150%"/>
    </style:style>
    <style:style style:name="T542" style:parent-style-name="Основнойшрифтабзаца" style:family="text">
      <style:text-properties fo:font-size="14pt" style:font-size-asian="14pt" style:font-size-complex="14pt"/>
    </style:style>
    <style:style style:name="P543" style:parent-style-name="Обычный" style:family="paragraph">
      <style:paragraph-properties fo:text-align="justify" fo:line-height="150%"/>
    </style:style>
    <style:style style:name="T544" style:parent-style-name="Основнойшрифтабзаца" style:family="text">
      <style:text-properties fo:font-size="14pt" style:font-size-asian="14pt" style:font-size-complex="14pt"/>
    </style:style>
    <style:style style:name="P545" style:parent-style-name="Обычный" style:family="paragraph">
      <style:paragraph-properties fo:text-align="justify" fo:line-height="150%"/>
    </style:style>
    <style:style style:name="T546" style:parent-style-name="Основнойшрифтабзаца" style:family="text">
      <style:text-properties fo:font-size="14pt" style:font-size-asian="14pt" style:font-size-complex="14pt"/>
    </style:style>
    <style:style style:name="P547" style:parent-style-name="Обычный" style:family="paragraph">
      <style:paragraph-properties fo:text-align="justify" fo:line-height="150%"/>
    </style:style>
    <style:style style:name="T548" style:parent-style-name="Основнойшрифтабзаца" style:family="text">
      <style:text-properties fo:font-size="14pt" style:font-size-asian="14pt" style:font-size-complex="14pt"/>
    </style:style>
    <style:style style:name="P549" style:parent-style-name="Обычный" style:family="paragraph">
      <style:paragraph-properties fo:text-align="justify" fo:line-height="150%"/>
    </style:style>
    <style:style style:name="T550" style:parent-style-name="Основнойшрифтабзаца" style:family="text">
      <style:text-properties fo:font-size="14pt" style:font-size-asian="14pt" style:font-size-complex="14pt"/>
    </style:style>
    <style:style style:name="P551" style:parent-style-name="Обычный" style:family="paragraph">
      <style:paragraph-properties fo:text-align="justify" fo:line-height="150%"/>
    </style:style>
    <style:style style:name="T552" style:parent-style-name="Основнойшрифтабзаца" style:family="text">
      <style:text-properties fo:font-size="14pt" style:font-size-asian="14pt" style:font-size-complex="14pt"/>
    </style:style>
    <style:style style:name="P553" style:parent-style-name="Обычный" style:family="paragraph">
      <style:paragraph-properties fo:text-align="justify" fo:line-height="150%"/>
    </style:style>
    <style:style style:name="T554" style:parent-style-name="Основнойшрифтабзаца" style:family="text">
      <style:text-properties fo:font-size="14pt" style:font-size-asian="14pt" style:font-size-complex="14pt"/>
    </style:style>
    <style:style style:name="P555" style:parent-style-name="Обычный" style:family="paragraph">
      <style:paragraph-properties fo:text-align="justify" fo:line-height="150%"/>
    </style:style>
    <style:style style:name="T556" style:parent-style-name="Основнойшрифтабзаца" style:family="text">
      <style:text-properties fo:font-size="14pt" style:font-size-asian="14pt" style:font-size-complex="14pt"/>
    </style:style>
    <style:style style:name="P557" style:parent-style-name="Обычный" style:family="paragraph">
      <style:paragraph-properties fo:text-align="justify" fo:line-height="150%"/>
    </style:style>
    <style:style style:name="T558" style:parent-style-name="Основнойшрифтабзаца" style:family="text">
      <style:text-properties fo:font-size="14pt" style:font-size-asian="14pt" style:font-size-complex="14pt"/>
    </style:style>
    <style:style style:name="P559" style:parent-style-name="Обычный" style:family="paragraph">
      <style:paragraph-properties fo:text-align="justify" fo:line-height="150%"/>
    </style:style>
    <style:style style:name="T560" style:parent-style-name="Основнойшрифтабзаца" style:family="text">
      <style:text-properties fo:font-size="14pt" style:font-size-asian="14pt" style:font-size-complex="14pt"/>
    </style:style>
    <style:style style:name="P561" style:parent-style-name="Обычный" style:family="paragraph">
      <style:paragraph-properties fo:text-align="justify" fo:line-height="150%"/>
    </style:style>
    <style:style style:name="T562" style:parent-style-name="Основнойшрифтабзаца" style:family="text">
      <style:text-properties fo:font-size="14pt" style:font-size-asian="14pt" style:font-size-complex="14pt"/>
    </style:style>
    <style:style style:name="P563" style:parent-style-name="Обычный" style:family="paragraph">
      <style:paragraph-properties fo:text-align="justify" fo:line-height="150%"/>
    </style:style>
    <style:style style:name="T564" style:parent-style-name="Основнойшрифтабзаца" style:family="text">
      <style:text-properties fo:font-size="14pt" style:font-size-asian="14pt" style:font-size-complex="14pt"/>
    </style:style>
    <style:style style:name="P565" style:parent-style-name="Обычный" style:family="paragraph">
      <style:paragraph-properties fo:text-align="justify" fo:line-height="150%"/>
    </style:style>
    <style:style style:name="T566" style:parent-style-name="Основнойшрифтабзаца" style:family="text">
      <style:text-properties fo:font-size="14pt" style:font-size-asian="14pt" style:font-size-complex="14pt"/>
    </style:style>
    <style:style style:name="P567" style:parent-style-name="Обычный" style:family="paragraph">
      <style:paragraph-properties fo:text-align="justify" fo:line-height="150%"/>
    </style:style>
    <style:style style:name="T568" style:parent-style-name="Основнойшрифтабзаца" style:family="text">
      <style:text-properties fo:font-size="14pt" style:font-size-asian="14pt" style:font-size-complex="14pt"/>
    </style:style>
    <style:style style:name="P569" style:parent-style-name="Обычный" style:family="paragraph">
      <style:paragraph-properties fo:text-align="justify" fo:line-height="150%"/>
    </style:style>
    <style:style style:name="T570" style:parent-style-name="Основнойшрифтабзаца" style:family="text">
      <style:text-properties fo:font-size="14pt" style:font-size-asian="14pt" style:font-size-complex="14pt"/>
    </style:style>
    <style:style style:name="P571" style:parent-style-name="Обычный" style:family="paragraph">
      <style:paragraph-properties fo:text-align="justify" fo:line-height="150%"/>
    </style:style>
    <style:style style:name="T572" style:parent-style-name="Основнойшрифтабзаца" style:family="text">
      <style:text-properties fo:font-size="14pt" style:font-size-asian="14pt" style:font-size-complex="14pt"/>
    </style:style>
    <style:style style:name="P573" style:parent-style-name="Обычный" style:family="paragraph">
      <style:paragraph-properties fo:text-align="justify" fo:line-height="150%"/>
    </style:style>
    <style:style style:name="T574" style:parent-style-name="Основнойшрифтабзаца" style:family="text">
      <style:text-properties fo:font-size="14pt" style:font-size-asian="14pt" style:font-size-complex="14pt"/>
    </style:style>
    <style:style style:name="P575" style:parent-style-name="Обычный" style:family="paragraph">
      <style:paragraph-properties fo:text-align="justify" fo:line-height="150%"/>
    </style:style>
    <style:style style:name="T576" style:parent-style-name="Основнойшрифтабзаца" style:family="text">
      <style:text-properties fo:font-size="14pt" style:font-size-asian="14pt" style:font-size-complex="14pt"/>
    </style:style>
    <style:style style:name="P577" style:parent-style-name="Обычный" style:family="paragraph">
      <style:paragraph-properties fo:text-align="justify" fo:line-height="150%"/>
    </style:style>
    <style:style style:name="T578" style:parent-style-name="Основнойшрифтабзаца" style:family="text">
      <style:text-properties fo:font-size="14pt" style:font-size-asian="14pt" style:font-size-complex="14pt"/>
    </style:style>
    <style:style style:name="P579" style:parent-style-name="Обычный" style:family="paragraph">
      <style:paragraph-properties fo:text-align="justify" fo:line-height="150%"/>
    </style:style>
    <style:style style:name="T580" style:parent-style-name="Основнойшрифтабзаца" style:family="text">
      <style:text-properties fo:font-size="14pt" style:font-size-asian="14pt" style:font-size-complex="14pt"/>
    </style:style>
    <style:style style:name="P581" style:parent-style-name="Обычный" style:family="paragraph">
      <style:paragraph-properties fo:text-align="justify" fo:line-height="150%"/>
    </style:style>
    <style:style style:name="T582" style:parent-style-name="Основнойшрифтабзаца" style:family="text">
      <style:text-properties fo:font-size="14pt" style:font-size-asian="14pt" style:font-size-complex="14pt"/>
    </style:style>
    <style:style style:name="P583" style:parent-style-name="Обычный" style:family="paragraph">
      <style:paragraph-properties fo:text-align="justify" fo:line-height="150%"/>
    </style:style>
    <style:style style:name="T584" style:parent-style-name="Основнойшрифтабзаца" style:family="text">
      <style:text-properties fo:font-size="14pt" style:font-size-asian="14pt" style:font-size-complex="14pt"/>
    </style:style>
    <style:style style:name="P585" style:parent-style-name="Обычный" style:family="paragraph">
      <style:paragraph-properties fo:text-align="justify" fo:line-height="150%"/>
    </style:style>
    <style:style style:name="T586" style:parent-style-name="Основнойшрифтабзаца" style:family="text">
      <style:text-properties fo:font-size="14pt" style:font-size-asian="14pt" style:font-size-complex="14pt"/>
    </style:style>
    <style:style style:name="P587" style:parent-style-name="Обычный" style:family="paragraph">
      <style:paragraph-properties fo:text-align="justify" fo:line-height="150%"/>
    </style:style>
    <style:style style:name="T588" style:parent-style-name="Основнойшрифтабзаца" style:family="text">
      <style:text-properties fo:font-size="14pt" style:font-size-asian="14pt" style:font-size-complex="14pt"/>
    </style:style>
    <style:style style:name="P589" style:parent-style-name="Обычный" style:family="paragraph">
      <style:paragraph-properties fo:text-align="justify" fo:line-height="150%"/>
    </style:style>
    <style:style style:name="T590" style:parent-style-name="Основнойшрифтабзаца" style:family="text">
      <style:text-properties fo:font-size="14pt" style:font-size-asian="14pt" style:font-size-complex="14pt"/>
    </style:style>
    <style:style style:name="P591" style:parent-style-name="Обычный" style:family="paragraph">
      <style:paragraph-properties fo:text-align="justify" fo:line-height="150%"/>
    </style:style>
    <style:style style:name="T592" style:parent-style-name="Основнойшрифтабзаца" style:family="text">
      <style:text-properties fo:font-size="14pt" style:font-size-asian="14pt" style:font-size-complex="14pt"/>
    </style:style>
    <style:style style:name="P593" style:parent-style-name="Обычный" style:family="paragraph">
      <style:paragraph-properties fo:text-align="justify" fo:line-height="150%"/>
    </style:style>
    <style:style style:name="T594" style:parent-style-name="Основнойшрифтабзаца" style:family="text">
      <style:text-properties fo:font-size="14pt" style:font-size-asian="14pt" style:font-size-complex="14pt"/>
    </style:style>
    <style:style style:name="P595" style:parent-style-name="Обычный" style:family="paragraph">
      <style:paragraph-properties fo:text-align="justify" fo:line-height="150%"/>
    </style:style>
    <style:style style:name="T596" style:parent-style-name="Основнойшрифтабзаца" style:family="text">
      <style:text-properties fo:font-size="14pt" style:font-size-asian="14pt" style:font-size-complex="14pt"/>
    </style:style>
    <style:style style:name="P597" style:parent-style-name="Обычный" style:family="paragraph">
      <style:paragraph-properties fo:text-align="justify" fo:line-height="150%"/>
    </style:style>
    <style:style style:name="T598" style:parent-style-name="Основнойшрифтабзаца" style:family="text">
      <style:text-properties fo:font-size="14pt" style:font-size-asian="14pt" style:font-size-complex="14pt"/>
    </style:style>
    <style:style style:name="P599" style:parent-style-name="Обычный" style:family="paragraph">
      <style:paragraph-properties fo:text-align="justify" fo:line-height="150%"/>
    </style:style>
    <style:style style:name="T600" style:parent-style-name="Основнойшрифтабзаца" style:family="text">
      <style:text-properties fo:font-size="14pt" style:font-size-asian="14pt" style:font-size-complex="14pt"/>
    </style:style>
    <style:style style:name="P601" style:parent-style-name="Обычный" style:family="paragraph">
      <style:paragraph-properties fo:text-align="justify" fo:line-height="150%"/>
    </style:style>
    <style:style style:name="T602" style:parent-style-name="Основнойшрифтабзаца" style:family="text">
      <style:text-properties fo:font-size="14pt" style:font-size-asian="14pt" style:font-size-complex="14pt"/>
    </style:style>
    <style:style style:name="P603" style:parent-style-name="Обычный" style:family="paragraph">
      <style:paragraph-properties fo:text-align="justify" fo:line-height="150%"/>
    </style:style>
    <style:style style:name="T604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м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1</text:p>
      <text:p text:style-name="P18"><text:span text:style-name="T19">по дисциплине «Алгоритмы и структуры данных</text:span><text:span text:style-name="T20">»</text:span></text:p>
      <text:p text:style-name="P21"><text:span text:style-name="T22">Тема:<text:s/></text:span><text:span text:style-name="T23">Взаимно-рекурсивные функции и процедуры. Синтаксический анализатор понятия константного выражения.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Студент гр. 9384</text:p>
          </table:table-cell>
          <table:table-cell table:style-name="TableCell37">
            <text:p text:style-name="P38"/>
          </table:table-cell>
          <table:table-cell table:style-name="TableCell39">
            <text:p text:style-name="P40">Мосин К.К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<text:span text:style-name="T52">2020</text:span></text:p>
      <text:p text:style-name="P53"/>
      <text:p text:style-name="P54"><text:span text:style-name="T55">Цель работы.</text:span></text:p>
      <text:p text:style-name="P56"><text:span text:style-name="T57"><text:tab/></text:span><text:span text:style-name="T58">Разработать алгоритм обработки строки, с помощью взаимно-рекурсивной функции, для нахождения “константного_выражения”, а также провести проверку на переполнение чисел типа int.</text:span></text:p>
      <text:p text:style-name="P59"/>
      <text:p text:style-name="P60">Задание.</text:p>
      <text:p text:style-name="P61">ВАРИАНТ 11.</text:p>
      <text:p text:style-name="P62">Построить синтаксический анализатор для определяемого далее понятия константное_выражение</text:p>
      <text:p text:style-name="P63">1. константное_выражение::=ряд_цифр | константное_выражение знак_операции константное_выражение</text:p>
      <text:p text:style-name="P64">3. знак_операции::=+ | - | *</text:p>
      <text:p text:style-name="P65">4. ряд_цифр::=цифра | цифра ряд_цифр</text:p>
      <text:p text:style-name="P66">Написать программу, которая по заданному (см. предыдущее задание) константному_выражению вычисляет его значение либо сообщает о переполнении (превышении заданного значения) в процессе вычислений.</text:p>
      <text:p text:style-name="P67"/>
      <text:p text:style-name="P68">Выполнение работы.</text:p>
      <text:p text:style-name="P69">При запуске программы пользователю предложено ввести путь до тестируемых данных и путь до выходного файла. После чего построчно обрабатывается файл, введенный в качестве теста. Вызывается функция</text:p>
      <text:p text:style-name="P70">bool expression(std::ofstream&amp; outfile, char *str)</text:p>
      <text:p text:style-name="P71">которая определяет достоверность тестируемой строки. Она должна соответствовать виду выражение_операция_выражение, где выражение соответствует выражение_операция_выражение или строка должна соответствовать числу. Функция</text:p>
      <text:p text:style-name="P72">bool digit(std::ofstream&amp; outfile, char *str, unsigned int&amp; i)</text:p>
      <text:p text:style-name="P73">перебирает посимвольно строку и проверяет не находятся ли в строке лишние символы. В удачном случае вызывается функция</text:p>
      <text:p text:style-name="P74">bool exec(std::ofstream&amp; outfile, char *str)</text:p>
      <text:p text:style-name="P75">которая обрабатывает строку и выполняет операции сложения, вычитания и умножения слева направо и проверяет результат или же какой либо аргумент на переполнение. Все ошибки, полученные в результате выполнения программы обрабатываются вызовом функции</text:p>
      <text:p text:style-name="P76">void error(std::ofstream&amp; outfile, int error);</text:p>
      <text:p text:style-name="P77"/>
      <text:p text:style-name="P78">Тестирование.</text:p>
      <text:p text:style-name="P79">Результаты тестирования представлены в табл. 1.</text:p>
      <text:p text:style-name="P80">Таблица 1 – Результаты тестирования</text:p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Входные данные</text:p>
          </table:table-cell>
          <table:table-cell table:style-name="TableCell87">
            <text:p text:style-name="P88">Выходные данные</text:p>
          </table:table-cell>
        </table:table-row>
        <table:table-row table:style-name="TableRow89">
          <table:table-cell table:style-name="TableCell90">
            <text:p text:style-name="P91"><text:span text:style-name="T92">712371723712399999998284832482848-238483284</text:span></text:p>
            <text:p text:style-name="P93"><text:span text:style-name="T94">123123123*123123123</text:span></text:p>
            <text:p text:style-name="P95"><text:span text:style-name="T96">qwjn3123</text:span></text:p>
            <text:p text:style-name="P97"><text:span text:style-name="T98">123123-12312</text:span></text:p>
            <text:p text:style-name="P99"><text:span text:style-name="T100">655-900</text:span></text:p>
            <text:p text:style-name="P101"><text:span text:style-name="T102">564*7</text:span></text:p>
            <text:p text:style-name="P103"><text:span text:style-name="T104">w21</text:span></text:p>
            <text:p text:style-name="P105"><text:span text:style-name="T106">18273-0</text:span></text:p>
          </table:table-cell>
          <table:table-cell table:style-name="TableCell107">
            <text:p text:style-name="P108"><text:span text:style-name="T109">712371723712399999998284832482848-238483284 ERROR[5] - Операция вызывает переполнение</text:span></text:p>
            <text:p text:style-name="P110"><text:span text:style-name="T111">123123123*123123123 ERROR[5] - Операция вызывает переполнение</text:span></text:p>
            <text:p text:style-name="P112"><text:span text:style-name="T113">qwjn3123 ERROR[2] - Выражение должно состоять только из цифр</text:span></text:p>
            <text:p text:style-name="P114"><text:span text:style-name="T115">123123-12312 = 110811</text:span></text:p>
            <text:p text:style-name="P116"><text:span text:style-name="T117">655-900 = -245</text:span></text:p>
            <text:p text:style-name="P118"><text:span text:style-name="T119">564*7 = 3948</text:span></text:p>
            <text:p text:style-name="P120"><text:span text:style-name="T121">w21 ERROR[2] - Выражение должно состоять только из цифр</text:span></text:p>
            <text:p text:style-name="P122"><text:span text:style-name="T123">18273-0 = 18273</text:span></text:p>
          </table:table-cell>
        </table:table-row>
        <table:table-row table:style-name="TableRow124">
          <table:table-cell table:style-name="TableCell125">
            <text:p text:style-name="P126"><text:span text:style-name="T127">12312*2</text:span></text:p>
            <text:p text:style-name="P128"><text:span text:style-name="T129">22*</text:span></text:p>
            <text:p text:style-name="P130"><text:span text:style-name="T131">231y-2</text:span></text:p>
            <text:p text:style-name="P132"><text:span text:style-name="T133">w2</text:span></text:p>
            <text:p text:style-name="P134"><text:span text:style-name="T135">3128-213</text:span></text:p>
            <text:p text:style-name="P136"><text:span text:style-name="T137">12w2+1</text:span></text:p>
            <text:p text:style-name="P138"><text:span text:style-name="T139">1+o</text:span></text:p>
          </table:table-cell>
          <table:table-cell table:style-name="TableCell140">
            <text:p text:style-name="P141"><text:span text:style-name="T142">12312*2 = 24624</text:span></text:p>
            <text:p text:style-name="P143"><text:span text:style-name="T144">22* ERROR[4] - После знака операции следует число</text:span></text:p>
            <text:p text:style-name="P145"><text:span text:style-name="T146">231y-2 ERROR[2] - Выражение должно состоять только из цифр</text:span></text:p>
            <text:p text:style-name="P147"><text:span text:style-name="T148">w2 ERROR[2] - Выражение должно состоять только из цифр</text:span></text:p>
            <text:p text:style-name="P149"><text:span text:style-name="T150">3128-213 = 2915</text:span></text:p>
            <text:p text:style-name="P151"><text:span text:style-name="T152">12w2+1 ERROR[2] - Выражение должно состоять только из цифр</text:span></text:p>
            <text:p text:style-name="P153"><text:span text:style-name="T154">1+o ERROR[4] - После знака операции следует число</text:span></text:p>
          </table:table-cell>
        </table:table-row>
        <table:table-row table:style-name="TableRow155">
          <table:table-cell table:style-name="TableCell156">
            <text:p text:style-name="P157"/>
            <text:p text:style-name="P158"/>
            <text:p text:style-name="P159"><text:span text:style-name="T160">w</text:span></text:p>
            <text:p text:style-name="P161"><text:span text:style-name="T162">13123</text:span></text:p>
            <text:p text:style-name="P163"><text:span text:style-name="T164">-213</text:span></text:p>
            <text:p text:style-name="P165"><text:span text:style-name="T166">123-12+2</text:span></text:p>
          </table:table-cell>
          <table:table-cell table:style-name="TableCell167">
            <text:p text:style-name="P168"><text:span text:style-name="T169">ERROR[1] - Пустая строка</text:span></text:p>
            <text:p text:style-name="P170"><text:span text:style-name="T171">w ERROR[2] - Выражение должно состоять только из цифр</text:span></text:p>
            <text:p text:style-name="P172"><text:span text:style-name="T173">13123</text:span></text:p>
            <text:p text:style-name="P174"><text:span text:style-name="T175">-213 ERROR[2] - Выражение должно состоять только из цифр</text:span></text:p>
            <text:p text:style-name="P176"><text:span text:style-name="T177">123-12+2 = 113</text:span></text:p>
          </table:table-cell>
        </table:table-row>
      </table:table>
      <text:p text:style-name="P178"/>
      <text:p text:style-name="P179">Выводы.</text:p>
      <text:p text:style-name="P180">В ходе выполнения лабораторный работы были изучены взаимно-рекурсивные функции и процедуры, а также, разработанная программа, выполняет синтаксический анализатор понятия константного_выражения.</text:p>
      <text:p text:style-name="P181"><text:span text:style-name="T182">Приложение</text:span></text:p>
      <text:p text:style-name="P183"><text:span text:style-name="T184">исходный код программы</text:span></text:p>
      <text:p text:style-name="P185">Название файла: main.cpp</text:p>
      <text:p text:style-name="P186">#include &lt;iostream&gt;</text:p>
      <text:p text:style-name="P187"><text:span text:style-name="T188">#include &lt;fstream&gt;</text:span></text:p>
      <text:p text:style-name="P189"><text:span text:style-name="T190">#include &lt;cctype&gt;</text:span></text:p>
      <text:p text:style-name="P191"><text:span text:style-name="T192">#include &lt;cstring&gt;</text:span></text:p>
      <text:p text:style-name="P193"><text:span text:style-name="T194">#include &lt;climits&gt;</text:span></text:p>
      <text:p text:style-name="P195"><text:span text:style-name="T196">#include &lt;cmath&gt;</text:span></text:p>
      <text:p text:style-name="P197"><text:span text:style-name="T198"><text:s/></text:span></text:p>
      <text:p text:style-name="P199"><text:span text:style-name="T200">#define INIT 1000</text:span></text:p>
      <text:p text:style-name="P201"><text:span text:style-name="T202"><text:s/></text:span></text:p>
      <text:p text:style-name="P203"><text:span text:style-name="T204">bool expression(std::ofstream&amp; outfile, char *str);</text:span></text:p>
      <text:p text:style-name="P205"><text:span text:style-name="T206">bool digit(std::ofstream&amp; outfile, char *str, unsigned int&amp; i);</text:span></text:p>
      <text:p text:style-name="P207"><text:span text:style-name="T208">void error(std::ofstream&amp; outfile, int error);</text:span></text:p>
      <text:p text:style-name="P209"><text:span text:style-name="T210">bool exec(std::ofstream&amp; outfile, char *str);</text:span></text:p>
      <text:p text:style-name="P211"><text:span text:style-name="T212">bool count(std::ofstream&amp; outfile, char *num, char op, int&amp; result, int index);</text:span></text:p>
      <text:p text:style-name="P213"><text:span text:style-name="T214">void reverse(char *str);</text:span></text:p>
      <text:p text:style-name="P215"><text:span text:style-name="T216"><text:s/></text:span></text:p>
      <text:p text:style-name="P217"><text:span text:style-name="T218">int main(){</text:span></text:p>
      <text:p text:style-name="P219"><text:span text:style-name="T220"><text:s text:c="4"/>char input[INIT], output[INIT];</text:span></text:p>
      <text:p text:style-name="P221"><text:span text:style-name="T222"><text:s/></text:span></text:p>
      <text:p text:style-name="P223"><text:span text:style-name="T224"><text:s text:c="4"/>std::cout &lt;&lt; "Type input file path: ";</text:span></text:p>
      <text:p text:style-name="P225"><text:span text:style-name="T226"><text:s text:c="4"/>std::cin &gt;&gt; input;</text:span></text:p>
      <text:p text:style-name="P227"><text:span text:style-name="T228"><text:s text:c="4"/>std::ifstream infile(input);</text:span></text:p>
      <text:p text:style-name="P229"><text:span text:style-name="T230"><text:s text:c="4"/>if (!infile){</text:span></text:p>
      <text:p text:style-name="P231"><text:span text:style-name="T232"><text:s text:c="8"/>std::cout &lt;&lt; "Входной файл не открыт!" &lt;&lt; std::endl;</text:span></text:p>
      <text:p text:style-name="P233"><text:span text:style-name="T234"><text:s text:c="8"/>return -1;</text:span></text:p>
      <text:p text:style-name="P235"><text:span text:style-name="T236"><text:s text:c="4"/>}</text:span></text:p>
      <text:p text:style-name="P237"><text:span text:style-name="T238"><text:s/></text:span></text:p>
      <text:p text:style-name="P239"><text:span text:style-name="T240"><text:s text:c="4"/>std::cout &lt;&lt; "Type output file path: ";</text:span></text:p>
      <text:p text:style-name="P241"><text:span text:style-name="T242"><text:s text:c="4"/>std::cin &gt;&gt; output;</text:span></text:p>
      <text:p text:style-name="P243"><text:span text:style-name="T244"><text:s text:c="4"/>std::ofstream outfile(output);</text:span></text:p>
      <text:p text:style-name="P245"><text:span text:style-name="T246"><text:s text:c="4"/>if (!outfile){</text:span></text:p>
      <text:p text:style-name="P247"><text:span text:style-name="T248"><text:s text:c="8"/>std::cout &lt;&lt; "Выходной файл не открыт!" &lt;&lt; std::endl;</text:span></text:p>
      <text:p text:style-name="P249"><text:span text:style-name="T250"><text:s text:c="8"/>return -1;</text:span></text:p>
      <text:p text:style-name="P251"><text:span text:style-name="T252"><text:s text:c="4"/>}</text:span></text:p>
      <text:p text:style-name="P253"><text:span text:style-name="T254"><text:s/></text:span></text:p>
      <text:p text:style-name="P255"><text:span text:style-name="T256"><text:s text:c="4"/>char str[INIT];</text:span></text:p>
      <text:p text:style-name="P257"><text:span text:style-name="T258"><text:s text:c="4"/>while (!infile.eof()){</text:span></text:p>
      <text:p text:style-name="P259"><text:span text:style-name="T260"><text:s text:c="8"/>infile.getline(str, INIT, '\n');</text:span></text:p>
      <text:p text:style-name="P261"><text:span text:style-name="T262"><text:s text:c="8"/>str[strlen(str)] = '\0';</text:span></text:p>
      <text:p text:style-name="P263"><text:span text:style-name="T264"><text:s text:c="8"/>outfile &lt;&lt; str;</text:span></text:p>
      <text:p text:style-name="P265"><text:span text:style-name="T266"><text:s text:c="8"/>bool exp = expression(outfile, str);</text:span></text:p>
      <text:p text:style-name="P267"><text:span text:style-name="T268"><text:s text:c="8"/>if (exp){</text:span></text:p>
      <text:p text:style-name="P269"><text:span text:style-name="T270"><text:s text:c="12"/>exec(outfile, str);</text:span></text:p>
      <text:p text:style-name="P271"><text:span text:style-name="T272"><text:s text:c="8"/>}</text:span></text:p>
      <text:p text:style-name="P273"><text:span text:style-name="T274"><text:s text:c="4"/>}</text:span></text:p>
      <text:p text:style-name="P275"><text:span text:style-name="T276"><text:s text:c="4"/>return 0;</text:span></text:p>
      <text:p text:style-name="P277"><text:span text:style-name="T278">}</text:span></text:p>
      <text:p text:style-name="P279"><text:span text:style-name="T280"><text:s/></text:span></text:p>
      <text:p text:style-name="P281"><text:span text:style-name="T282">bool expression(std::ofstream&amp; outfile, char *str){</text:span></text:p>
      <text:p text:style-name="P283"><text:span text:style-name="T284"><text:s text:c="4"/>bool exp = false;</text:span></text:p>
      <text:p text:style-name="P285"><text:span text:style-name="T286"><text:s text:c="4"/>unsigned int i = 0;</text:span></text:p>
      <text:p text:style-name="P287"><text:span text:style-name="T288"><text:s text:c="4"/>if (str[i]){</text:span></text:p>
      <text:p text:style-name="P289"><text:span text:style-name="T290"><text:s text:c="8"/>if (std::isdigit(str[i])){</text:span></text:p>
      <text:p text:style-name="P291"><text:span text:style-name="T292"><text:s text:c="12"/>exp = digit(outfile, str, ++i);</text:span></text:p>
      <text:p text:style-name="P293"><text:span text:style-name="T294"><text:s text:c="8"/>}</text:span></text:p>
      <text:p text:style-name="P295"><text:span text:style-name="T296"><text:s text:c="8"/>else{</text:span></text:p>
      <text:p text:style-name="P297"><text:span text:style-name="T298"><text:s text:c="12"/>error(outfile, 2);</text:span></text:p>
      <text:p text:style-name="P299"><text:span text:style-name="T300"><text:s text:c="12"/>return false;</text:span></text:p>
      <text:p text:style-name="P301"><text:span text:style-name="T302"><text:s text:c="8"/>}</text:span></text:p>
      <text:p text:style-name="P303"><text:span text:style-name="T304"><text:s/></text:span></text:p>
      <text:p text:style-name="P305"><text:span text:style-name="T306"><text:s text:c="8"/>bool eof = str[i] == '\0' ? true : false;</text:span></text:p>
      <text:p text:style-name="P307"><text:span text:style-name="T308"><text:s/></text:span></text:p>
      <text:p text:style-name="P309"><text:span text:style-name="T310"><text:s text:c="8"/>if (exp &amp;&amp; !eof){</text:span></text:p>
      <text:p text:style-name="P311"><text:span text:style-name="T312"><text:s text:c="12"/>error(outfile, 3);</text:span></text:p>
      <text:p text:style-name="P313"><text:span text:style-name="T314"><text:s text:c="12"/>return false;</text:span></text:p>
      <text:p text:style-name="P315"><text:span text:style-name="T316"><text:s text:c="8"/>}</text:span></text:p>
      <text:p text:style-name="P317"><text:span text:style-name="T318"><text:s/></text:span></text:p>
      <text:p text:style-name="P319"><text:span text:style-name="T320"><text:s text:c="8"/>exp = (exp &amp;&amp; eof);</text:span></text:p>
      <text:p text:style-name="P321"><text:span text:style-name="T322"><text:s text:c="4"/>}</text:span></text:p>
      <text:p text:style-name="P323"><text:span text:style-name="T324"><text:s text:c="4"/>else{</text:span></text:p>
      <text:p text:style-name="P325"><text:span text:style-name="T326"><text:s text:c="8"/>error(outfile, 1);</text:span></text:p>
      <text:p text:style-name="P327"><text:span text:style-name="T328"><text:s text:c="8"/>return false;</text:span></text:p>
      <text:p text:style-name="P329"><text:span text:style-name="T330"><text:s text:c="4"/>}</text:span></text:p>
      <text:p text:style-name="P331"><text:span text:style-name="T332"><text:s text:c="4"/>return exp;</text:span></text:p>
      <text:p text:style-name="P333"><text:span text:style-name="T334">}</text:span></text:p>
      <text:p text:style-name="P335"><text:span text:style-name="T336"><text:s/></text:span></text:p>
      <text:p text:style-name="P337"><text:span text:style-name="T338">bool digit(std::ofstream&amp; outfile, char *str, unsigned int&amp; i){</text:span></text:p>
      <text:p text:style-name="P339"><text:span text:style-name="T340"><text:s text:c="4"/>if (str[i]){</text:span></text:p>
      <text:p text:style-name="P341"><text:span text:style-name="T342"><text:s text:c="8"/>if (std::isdigit(str[i]) || ((str[i] == '+' || str[i] == '-' || str[i] == '*') &amp;&amp; (str[i-1] != '+' &amp;&amp; str[i-1] != '-' &amp;&amp; str[i-1] != '*'))){</text:span></text:p>
      <text:p text:style-name="P343"><text:span text:style-name="T344"><text:s text:c="12"/>return digit(outfile, str, ++i);</text:span></text:p>
      <text:p text:style-name="P345"><text:span text:style-name="T346"><text:s text:c="8"/>}</text:span></text:p>
      <text:p text:style-name="P347"><text:span text:style-name="T348"><text:s text:c="8"/>else if (str[i-1] == '+' || str[i-1] == '-' || str[i-1] == '*'){</text:span></text:p>
      <text:p text:style-name="P349"><text:span text:style-name="T350"><text:s text:c="12"/>error(outfile, 4);</text:span></text:p>
      <text:p text:style-name="P351"><text:span text:style-name="T352"><text:s text:c="12"/>return false;</text:span></text:p>
      <text:p text:style-name="P353"><text:span text:style-name="T354"><text:s text:c="8"/>}</text:span></text:p>
      <text:p text:style-name="P355"><text:span text:style-name="T356"><text:s text:c="8"/>else{</text:span></text:p>
      <text:p text:style-name="P357"><text:span text:style-name="T358"><text:s text:c="12"/>error(outfile, 2);</text:span></text:p>
      <text:p text:style-name="P359"><text:span text:style-name="T360"><text:s text:c="12"/>return false;</text:span></text:p>
      <text:p text:style-name="P361"><text:span text:style-name="T362"><text:s text:c="8"/>}</text:span></text:p>
      <text:p text:style-name="P363"><text:span text:style-name="T364"><text:s text:c="4"/>}</text:span></text:p>
      <text:p text:style-name="P365"><text:span text:style-name="T366"><text:s text:c="4"/>else if (str[i-1] != '+' &amp;&amp; str[i-1] != '-' &amp;&amp; str[i-1] != '*'){</text:span></text:p>
      <text:p text:style-name="P367"><text:span text:style-name="T368"><text:s text:c="8"/>return true;</text:span></text:p>
      <text:p text:style-name="P369"><text:span text:style-name="T370"><text:s text:c="4"/>}</text:span></text:p>
      <text:p text:style-name="P371"><text:span text:style-name="T372"><text:s text:c="4"/>else{</text:span></text:p>
      <text:p text:style-name="P373"><text:span text:style-name="T374"><text:s text:c="8"/>error(outfile, 4);</text:span></text:p>
      <text:p text:style-name="P375"><text:span text:style-name="T376"><text:s text:c="8"/>return false;</text:span></text:p>
      <text:p text:style-name="P377"><text:span text:style-name="T378"><text:s text:c="4"/>}</text:span></text:p>
      <text:p text:style-name="P379"><text:span text:style-name="T380">}</text:span></text:p>
      <text:p text:style-name="P381"><text:span text:style-name="T382"><text:s/></text:span></text:p>
      <text:p text:style-name="P383"><text:span text:style-name="T384">bool exec(std::ofstream&amp; outfile, char *str){</text:span></text:p>
      <text:p text:style-name="P385"><text:span text:style-name="T386"><text:s text:c="4"/>unsigned int i = 0;</text:span></text:p>
      <text:p text:style-name="P387"><text:span text:style-name="T388"><text:s text:c="4"/>unsigned int j = 1;</text:span></text:p>
      <text:p text:style-name="P389"><text:span text:style-name="T390"><text:s text:c="4"/>unsigned int k = 0;</text:span></text:p>
      <text:p text:style-name="P391"><text:span text:style-name="T392"><text:s text:c="4"/>unsigned int l = 0;</text:span></text:p>
      <text:p text:style-name="P393"><text:span text:style-name="T394"><text:s text:c="4"/>unsigned int index = 0;</text:span></text:p>
      <text:p text:style-name="P395"><text:span text:style-name="T396"><text:s text:c="4"/>char **numbers = new char*[INIT];</text:span></text:p>
      <text:p text:style-name="P397"><text:span text:style-name="T398"><text:s text:c="4"/>char op[INIT];</text:span></text:p>
      <text:p text:style-name="P399"><text:span text:style-name="T400"><text:s text:c="4"/>op[0] = '\0';</text:span></text:p>
      <text:p text:style-name="P401"><text:span text:style-name="T402"><text:s text:c="4"/>op[1] = '?';</text:span></text:p>
      <text:p text:style-name="P403"><text:span text:style-name="T404"><text:s text:c="4"/>char buffer[INIT];</text:span></text:p>
      <text:p text:style-name="P405"><text:span text:style-name="T406"><text:s text:c="4"/>int result = 0;</text:span></text:p>
      <text:p text:style-name="P407"><text:span text:style-name="T408"><text:s text:c="4"/>while (str[i]){</text:span></text:p>
      <text:p text:style-name="P409"><text:span text:style-name="T410"><text:s text:c="8"/>if (str[i] == '+' || str[i] == '-' || str[i] == '*'){</text:span></text:p>
      <text:p text:style-name="P411"><text:span text:style-name="T412"><text:s text:c="12"/>op[j++] = str[i++];</text:span></text:p>
      <text:p text:style-name="P413"><text:span text:style-name="T414"><text:s text:c="12"/>buffer[k] = '\0';</text:span></text:p>
      <text:p text:style-name="P415"><text:span text:style-name="T416"><text:s text:c="12"/>numbers[l] = new char[INIT];</text:span></text:p>
      <text:p text:style-name="P417"><text:span text:style-name="T418"><text:s text:c="12"/>strcpy(numbers[l++], buffer);</text:span></text:p>
      <text:p text:style-name="P419"><text:span text:style-name="T420"><text:s text:c="12"/>k = 0;</text:span></text:p>
      <text:p text:style-name="P421"><text:span text:style-name="T422"><text:s text:c="8"/>}</text:span></text:p>
      <text:p text:style-name="P423"><text:span text:style-name="T424"><text:s text:c="8"/>buffer[k++] = str[i++];</text:span></text:p>
      <text:p text:style-name="P425"><text:span text:style-name="T426"><text:s text:c="8"/>if (str[i]=='\0'){</text:span></text:p>
      <text:p text:style-name="P427"><text:span text:style-name="T428"><text:s text:c="12"/>numbers[l] = new char[INIT];</text:span></text:p>
      <text:p text:style-name="P429"><text:span text:style-name="T430"><text:s text:c="12"/>buffer[k] = '\0';</text:span></text:p>
      <text:p text:style-name="P431"><text:span text:style-name="T432"><text:s text:c="12"/>strcpy(numbers[l++], buffer);</text:span></text:p>
      <text:p text:style-name="P433"><text:span text:style-name="T434"><text:s text:c="12"/>k = 0;</text:span></text:p>
      <text:p text:style-name="P435"><text:span text:style-name="T436"><text:s text:c="8"/>}</text:span></text:p>
      <text:p text:style-name="P437"><text:span text:style-name="T438"><text:s text:c="4"/>}</text:span></text:p>
      <text:p text:style-name="P439"><text:span text:style-name="T440"><text:s text:c="4"/>if (op[1] == '?'){</text:span></text:p>
      <text:p text:style-name="P441"><text:span text:style-name="T442"><text:s text:c="8"/>outfile &lt;&lt; std::endl;</text:span></text:p>
      <text:p text:style-name="P443"><text:span text:style-name="T444"><text:s text:c="8"/>return true;</text:span></text:p>
      <text:p text:style-name="P445"><text:span text:style-name="T446"><text:s text:c="4"/>}</text:span></text:p>
      <text:p text:style-name="P447"><text:span text:style-name="T448"><text:s text:c="4"/>for(unsigned int o = 0, p = 0; o &lt; l; o++, p++){</text:span></text:p>
      <text:p text:style-name="P449"><text:span text:style-name="T450"><text:s text:c="8"/>if (!count(outfile, numbers[o], op[p], result, index++)){</text:span></text:p>
      <text:p text:style-name="P451"><text:span text:style-name="T452"><text:s text:c="12"/>error(outfile, 5);</text:span></text:p>
      <text:p text:style-name="P453"><text:span text:style-name="T454"><text:s text:c="12"/>return false;</text:span></text:p>
      <text:p text:style-name="P455"><text:span text:style-name="T456"><text:s text:c="8"/>}</text:span></text:p>
      <text:p text:style-name="P457"><text:span text:style-name="T458"><text:s text:c="4"/>}</text:span></text:p>
      <text:p text:style-name="P459"><text:span text:style-name="T460"><text:s text:c="4"/>outfile &lt;&lt; " = " &lt;&lt; result &lt;&lt; std::endl;</text:span></text:p>
      <text:p text:style-name="P461"><text:span text:style-name="T462"><text:s text:c="4"/></text:span></text:p>
      <text:p text:style-name="P463"><text:span text:style-name="T464"><text:s text:c="4"/>delete [] numbers;</text:span></text:p>
      <text:p text:style-name="P465"><text:span text:style-name="T466"><text:s text:c="4"/>return true;</text:span></text:p>
      <text:p text:style-name="P467"><text:span text:style-name="T468">}</text:span></text:p>
      <text:p text:style-name="P469"><text:span text:style-name="T470"><text:s/></text:span></text:p>
      <text:p text:style-name="P471"><text:span text:style-name="T472">bool count(std::ofstream&amp; outfile, char *num, char op, int&amp; result, int index){</text:span></text:p>
      <text:p text:style-name="P473"><text:span text:style-name="T474"><text:s text:c="4"/>char max[INIT];</text:span></text:p>
      <text:p text:style-name="P475"><text:span text:style-name="T476"><text:s text:c="4"/>int maxNumber = INT_MAX;</text:span></text:p>
      <text:p text:style-name="P477"><text:span text:style-name="T478"><text:s text:c="4"/>for (unsigned int i = 0; i &lt; 10; i++){</text:span></text:p>
      <text:p text:style-name="P479"><text:span text:style-name="T480"><text:s text:c="8"/>max[i] = (maxNumber % 10 + '0');</text:span></text:p>
      <text:p text:style-name="P481"><text:span text:style-name="T482"><text:s text:c="8"/>maxNumber /= 10;</text:span></text:p>
      <text:p text:style-name="P483"><text:span text:style-name="T484"><text:s text:c="4"/>}</text:span></text:p>
      <text:p text:style-name="P485"><text:span text:style-name="T486"><text:s text:c="4"/>max[10] = '\0';</text:span></text:p>
      <text:p text:style-name="P487"><text:span text:style-name="T488"><text:s text:c="4"/>reverse(max);</text:span></text:p>
      <text:p text:style-name="P489"><text:span text:style-name="T490"><text:s text:c="4"/>if (strlen(num) &gt; strlen(max) || (strlen(num) == strlen(max) &amp;&amp; strcmp(num, max) &gt; 0)){</text:span></text:p>
      <text:p text:style-name="P491"><text:span text:style-name="T492"><text:s text:c="8"/>return false;</text:span></text:p>
      <text:p text:style-name="P493"><text:span text:style-name="T494"><text:s text:c="4"/>}</text:span></text:p>
      <text:p text:style-name="P495"><text:span text:style-name="T496"><text:s/></text:span></text:p>
      <text:p text:style-name="P497"><text:span text:style-name="T498"><text:s text:c="4"/>if (index == 0){</text:span></text:p>
      <text:p text:style-name="P499"><text:span text:style-name="T500"><text:s text:c="8"/>result = std::atoi(num);</text:span></text:p>
      <text:p text:style-name="P501"><text:span text:style-name="T502"><text:s text:c="8"/>return true;</text:span></text:p>
      <text:p text:style-name="P503"><text:span text:style-name="T504"><text:s text:c="4"/>}</text:span></text:p>
      <text:p text:style-name="P505"><text:span text:style-name="T506"><text:s text:c="4"/>if (op == '+' &amp;&amp; result &lt; INT_MAX - std::atoi(num)){</text:span></text:p>
      <text:p text:style-name="P507"><text:span text:style-name="T508"><text:s text:c="8"/>result += std::atoi(num);</text:span></text:p>
      <text:p text:style-name="P509"><text:span text:style-name="T510"><text:s text:c="4"/>}</text:span></text:p>
      <text:p text:style-name="P511"><text:span text:style-name="T512"><text:s text:c="4"/>else if (op == '-' &amp;&amp; result &gt; INT_MIN + std::atoi(num)){</text:span></text:p>
      <text:p text:style-name="P513"><text:span text:style-name="T514"><text:s text:c="8"/>result -= std::atoi(num);</text:span></text:p>
      <text:p text:style-name="P515"><text:span text:style-name="T516"><text:s text:c="4"/>}</text:span></text:p>
      <text:p text:style-name="P517"><text:span text:style-name="T518"><text:s text:c="4"/>else if (op == '*' &amp;&amp; result &lt; INT_MAX / std::atoi(num)){</text:span></text:p>
      <text:p text:style-name="P519"><text:span text:style-name="T520"><text:s text:c="8"/>result *= std::atoi(num);</text:span></text:p>
      <text:p text:style-name="P521"><text:span text:style-name="T522"><text:s text:c="4"/>}</text:span></text:p>
      <text:p text:style-name="P523"><text:span text:style-name="T524"><text:s text:c="4"/>else{</text:span></text:p>
      <text:p text:style-name="P525"><text:span text:style-name="T526"><text:s text:c="8"/>return false;</text:span></text:p>
      <text:p text:style-name="P527"><text:span text:style-name="T528"><text:s text:c="4"/>}</text:span></text:p>
      <text:p text:style-name="P529"><text:span text:style-name="T530"><text:s/></text:span></text:p>
      <text:p text:style-name="P531"><text:span text:style-name="T532"><text:s text:c="4"/>return true;</text:span></text:p>
      <text:p text:style-name="P533"><text:span text:style-name="T534">}</text:span></text:p>
      <text:p text:style-name="P535"><text:span text:style-name="T536"><text:s/></text:span></text:p>
      <text:p text:style-name="P537"><text:span text:style-name="T538">void reverse(char *str){</text:span></text:p>
      <text:p text:style-name="P539"><text:span text:style-name="T540"><text:s text:c="4"/>char string[INIT];</text:span></text:p>
      <text:p text:style-name="P541"><text:span text:style-name="T542"><text:s text:c="4"/>for(unsigned int i = 0; i &lt; strlen(str); i++){</text:span></text:p>
      <text:p text:style-name="P543"><text:span text:style-name="T544"><text:s text:c="8"/>string[i] = str[strlen(str)-i-1];</text:span></text:p>
      <text:p text:style-name="P545"><text:span text:style-name="T546"><text:s text:c="4"/>}</text:span></text:p>
      <text:p text:style-name="P547"><text:span text:style-name="T548"><text:s text:c="4"/>strcpy(str, string);</text:span></text:p>
      <text:p text:style-name="P549"><text:span text:style-name="T550">}</text:span></text:p>
      <text:p text:style-name="P551"><text:span text:style-name="T552"><text:s/></text:span></text:p>
      <text:p text:style-name="P553"><text:span text:style-name="T554">void error(std::ofstream&amp; outfile, int error){</text:span></text:p>
      <text:p text:style-name="P555"><text:span text:style-name="T556"><text:s text:c="4"/>switch (error){</text:span></text:p>
      <text:p text:style-name="P557"><text:span text:style-name="T558"><text:s text:c="4"/>case 1:</text:span></text:p>
      <text:p text:style-name="P559"><text:span text:style-name="T560"><text:s text:c="8"/>outfile &lt;&lt; " ERROR[" &lt;&lt; error &lt;&lt; "] - Пустая строка" &lt;&lt; std::endl;</text:span></text:p>
      <text:p text:style-name="P561"><text:span text:style-name="T562"><text:s text:c="8"/>break;</text:span></text:p>
      <text:p text:style-name="P563"><text:span text:style-name="T564"><text:s/></text:span></text:p>
      <text:p text:style-name="P565"><text:span text:style-name="T566"><text:s text:c="4"/>case 2:</text:span></text:p>
      <text:p text:style-name="P567"><text:span text:style-name="T568"><text:s text:c="8"/>outfile &lt;&lt; " ERROR[" &lt;&lt; error &lt;&lt; "] - Выражение должно состоять только из цифр" &lt;&lt; std::endl;</text:span></text:p>
      <text:p text:style-name="P569"><text:span text:style-name="T570"><text:s text:c="8"/>break;</text:span></text:p>
      <text:p text:style-name="P571"><text:span text:style-name="T572"><text:s/></text:span></text:p>
      <text:p text:style-name="P573"><text:span text:style-name="T574"><text:s text:c="4"/>case 3:</text:span></text:p>
      <text:p text:style-name="P575"><text:span text:style-name="T576"><text:s text:c="8"/>outfile &lt;&lt; " ERROR[" &lt;&lt; error &lt;&lt; "] - Выражение содержит лишние символы" &lt;&lt; std::endl;</text:span></text:p>
      <text:p text:style-name="P577"><text:span text:style-name="T578"><text:s text:c="8"/>break;</text:span></text:p>
      <text:p text:style-name="P579"><text:span text:style-name="T580"><text:s/></text:span></text:p>
      <text:p text:style-name="P581"><text:span text:style-name="T582"><text:s text:c="4"/>case 4:</text:span></text:p>
      <text:p text:style-name="P583"><text:span text:style-name="T584"><text:s text:c="8"/>outfile &lt;&lt; " ERROR[" &lt;&lt; error &lt;&lt; "] - После знака операции следует число" &lt;&lt; std::endl;</text:span></text:p>
      <text:p text:style-name="P585"><text:span text:style-name="T586"><text:s text:c="8"/>break;</text:span></text:p>
      <text:p text:style-name="P587"><text:span text:style-name="T588"><text:s/></text:span></text:p>
      <text:p text:style-name="P589"><text:span text:style-name="T590"><text:s text:c="4"/>case 5:</text:span></text:p>
      <text:p text:style-name="P591"><text:span text:style-name="T592"><text:s text:c="8"/>outfile &lt;&lt; " ERROR[" &lt;&lt; error &lt;&lt; "] - Операция вызывает переполнение" &lt;&lt; std::endl;</text:span></text:p>
      <text:p text:style-name="P593"><text:span text:style-name="T594"><text:s text:c="8"/>break;</text:span></text:p>
      <text:p text:style-name="P595"><text:span text:style-name="T596"><text:s/></text:span></text:p>
      <text:p text:style-name="P597"><text:span text:style-name="T598"><text:s text:c="4"/>default:</text:span></text:p>
      <text:p text:style-name="P599"><text:span text:style-name="T600"><text:s text:c="8"/>outfile &lt;&lt; " ?" &lt;&lt; std::endl;</text:span></text:p>
      <text:p text:style-name="P601"><text:span text:style-name="T602"><text:s text:c="4"/>}</text:span></text:p>
      <text:p text:style-name="P603"><text:span text:style-name="T60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 fo:margin-left="0.5in">
        <style:tab-stops>
          <style:tab-stop style:type="left" style:position="0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style:language-asian="ru" style:country-asian="RU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style:language-asian="ru" style:country-asian="RU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style:text-position="-4.1% 100%" fo:font-size="12pt" style:font-size-asian="12pt" fo:language="en" fo:country="US" style:language-asian="ru" style:country-asian="RU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paragraph-properties fo:border="0in none #FFFFFF" fo:padding="0.4305in" style:shadow="none"/>
      <style:text-properties style:font-name="Helvetica" style:font-name-asian="Times New Roman" style:font-name-complex="Helvetica" fo:color="#000000" style:language-asian="ru" style:country-asian="RU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Style16" style:display-name="Style16" style:family="paragraph">
      <style:paragraph-properties fo:widows="0" fo:orphans="0" fo:border="0in none #FFFFFF" fo:padding="0.4305in" style:shadow="none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text-underline-color="#000000" style:language-asian="ru" style:country-asian="RU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style:language-asian="ru" style:country-asian="RU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WW_CharLFO2LVL1" style:family="text">
      <style:text-properties style:font-name-complex="Times New Roman" style:text-position="super 100%"/>
    </style:style>
    <style:style style:name="WW_CharLFO2LVL2" style:family="text">
      <style:text-properties style:font-name-complex="Times New Roman" style:text-position="super 100%"/>
    </style:style>
    <style:style style:name="WW_CharLFO2LVL3" style:family="text">
      <style:text-properties style:font-name-complex="Times New Roman" style:text-position="super 100%"/>
    </style:style>
    <style:style style:name="WW_CharLFO2LVL4" style:family="text">
      <style:text-properties style:font-name-complex="Times New Roman" style:text-position="super 100%"/>
    </style:style>
    <style:style style:name="WW_CharLFO2LVL5" style:family="text">
      <style:text-properties style:font-name-complex="Times New Roman" style:text-position="super 100%"/>
    </style:style>
    <style:style style:name="WW_CharLFO2LVL6" style:family="text">
      <style:text-properties style:font-name-complex="Times New Roman" style:text-position="super 100%"/>
    </style:style>
    <style:style style:name="WW_CharLFO2LVL7" style:family="text">
      <style:text-properties style:font-name-complex="Times New Roman" style:text-position="super 100%"/>
    </style:style>
    <style:style style:name="WW_CharLFO2LVL8" style:family="text">
      <style:text-properties style:font-name-complex="Times New Roman" style:text-position="super 100%"/>
    </style:style>
    <style:style style:name="WW_CharLFO2LVL9" style:family="text">
      <style:text-properties style:font-name-complex="Times New Roman" style:text-position="super 100%"/>
    </style:style>
    <text:list-style style:name="Импортированныйстиль2" style:display-name="Импортированный стиль 2">
      <text:list-level-style-number text:level="1" text:style-name="WW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 fo:margin-left="0.1972in" fo:text-indent="0in">
        <style:tab-stops>
          <style:tab-stop style:type="left" style:position="-1.7722in"/>
          <style:tab-stop style:type="left" style:position="0.2951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K Call</dc:creator>
    <meta:creation-date>2020-10-03T08:51:00Z</meta:creation-date>
    <dc:date>2020-10-03T08:51:00Z</dc:date>
    <meta:print-date>2015-07-17T19:06:00Z</meta:print-date>
    <meta:template xlink:href="Normal.dotm" xlink:type="simple"/>
    <meta:editing-cycles>9</meta:editing-cycles>
    <meta:editing-duration>PT0S</meta:editing-duration>
    <meta:document-statistic meta:page-count="1" meta:paragraph-count="17" meta:word-count="1307" meta:character-count="8745" meta:row-count="62" meta:non-whitespace-character-count="7455"/>
  </office:meta>
</office:document-meta>
</file>